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EZEMBRO_201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Dezembro - 2019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619.85" table:style-name="ce14">
            <text:p>620<text:s/></text:p>
          </table:table-cell>
          <table:table-cell office:value-type="float" office:value="1953623.06" table:style-name="ce14">
            <text:p>1.953.623<text:s/></text:p>
          </table:table-cell>
          <table:table-cell office:value-type="float" office:value="60069638.399999999" table:style-name="ce14">
            <text:p>60.069.63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0358681.880000003" table:style-name="ce14">
            <text:p>60.358.682<text:s/></text:p>
          </table:table-cell>
          <table:table-cell office:value-type="float" office:value="40156221.57" table:style-name="ce14">
            <text:p>40.156.222<text:s/></text:p>
          </table:table-cell>
          <table:table-cell office:value-type="float" office:value="3908306.88" table:style-name="ce14">
            <text:p>3.908.307<text:s/></text:p>
          </table:table-cell>
          <table:table-cell office:value-type="float" office:value="124868384.16" table:style-name="ce14">
            <text:p>124.868.384<text:s/></text:p>
          </table:table-cell>
          <table:table-cell office:value-type="float" office:value="33910590.729999997" table:style-name="ce14">
            <text:p>33.910.591<text:s/></text:p>
          </table:table-cell>
          <table:table-cell office:value-type="float" office:value="2549519.38" table:style-name="ce14">
            <text:p>2.549.519<text:s/></text:p>
          </table:table-cell>
          <table:table-cell office:value-type="float" office:value="88502033.540000007" table:style-name="ce14">
            <text:p>88.502.034<text:s/></text:p>
          </table:table-cell>
          <table:table-cell office:value-type="float" office:value="288557.09000000003" table:style-name="ce14">
            <text:p>288.557<text:s/></text:p>
          </table:table-cell>
          <table:table-cell office:value-type="float" office:value="5039562.26" table:style-name="ce14">
            <text:p>5.039.562<text:s/></text:p>
          </table:table-cell>
          <table:table-cell office:value-type="float" office:value="5152754.09" table:style-name="ce14">
            <text:p>5.152.754<text:s/></text:p>
          </table:table-cell>
          <table:table-cell office:value-type="float" office:value="4522951.4400000004" table:style-name="ce14">
            <text:p>4.522.951<text:s/></text:p>
          </table:table-cell>
          <table:table-cell office:value-type="float" office:value="105018709.66" table:style-name="ce14">
            <text:p>105.018.710<text:s/></text:p>
          </table:table-cell>
          <table:table-cell office:value-type="float" office:value="30098.82" table:style-name="ce14">
            <text:p>30.099<text:s/></text:p>
          </table:table-cell>
          <table:table-cell office:value-type="float" office:value="293889042.12" table:style-name="ce14">
            <text:p>293.889.042<text:s/></text:p>
          </table:table-cell>
          <table:table-cell office:value-type="float" office:value="277552916.49000001" table:style-name="ce14">
            <text:p>277.552.916<text:s/></text:p>
          </table:table-cell>
          <table:table-cell office:value-type="float" office:value="1348383.03" table:style-name="ce14">
            <text:p>1.348.383<text:s/></text:p>
          </table:table-cell>
          <table:table-cell office:value-type="float" office:value="41638.31" table:style-name="ce14">
            <text:p>41.638<text:s/></text:p>
          </table:table-cell>
          <table:table-cell office:value-type="float" office:value="19910.57" table:style-name="ce14">
            <text:p>19.911<text:s/></text:p>
          </table:table-cell>
          <table:table-cell office:value-type="float" office:value="80927804.340000004" table:style-name="ce14">
            <text:p>80.927.804<text:s/></text:p>
          </table:table-cell>
          <table:table-cell office:value-type="float" office:value="595122162.49000001" table:style-name="ce14">
            <text:p>595.122.162<text:s/></text:p>
          </table:table-cell>
          <table:table-cell office:value-type="float" office:value="2675.24" table:style-name="ce14">
            <text:p>2.675<text:s/></text:p>
          </table:table-cell>
          <table:table-cell office:value-type="float" office:value="1555942935.3" table:style-name="ce14">
            <text:p>1.555.942.935<text:s/></text:p>
          </table:table-cell>
          <table:table-cell office:value-type="float" office:value="257.81" table:style-name="ce14">
            <text:p>258<text:s/></text:p>
          </table:table-cell>
          <table:table-cell office:value-type="float" office:value="3341177978.5099998" table:style-name="ce15">
            <text:p>3.341.177.97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553.38" table:style-name="ce17">
            <text:p>1.553<text:s/></text:p>
          </table:table-cell>
          <table:table-cell office:value-type="float" office:value="-3.19" table:style-name="ce17">
            <text:p>(3)</text:p>
          </table:table-cell>
          <table:table-cell office:value-type="float" office:value="0" table:style-name="ce17">
            <text:p>-<text:s/></text:p>
          </table:table-cell>
          <table:table-cell office:value-type="float" office:value="696.91" table:style-name="ce17">
            <text:p>697<text:s/></text:p>
          </table:table-cell>
          <table:table-cell office:value-type="float" office:value="-50.21" table:style-name="ce17">
            <text:p>(50)</text:p>
          </table:table-cell>
          <table:table-cell office:value-type="float" office:value="243.25" table:style-name="ce17">
            <text:p>243<text:s/></text:p>
          </table:table-cell>
          <table:table-cell office:value-type="float" office:value="-113.96" table:style-name="ce17">
            <text:p>(114)</text:p>
          </table:table-cell>
          <table:table-cell office:value-type="float" office:value="1964.77" table:style-name="ce17">
            <text:p>1.965<text:s/></text:p>
          </table:table-cell>
          <table:table-cell office:value-type="float" office:value="4468.32" table:style-name="ce17">
            <text:p>4.468<text:s/></text:p>
          </table:table-cell>
          <table:table-cell office:value-type="float" office:value="-6170.49" table:style-name="ce17">
            <text:p>(6.170)</text:p>
          </table:table-cell>
          <table:table-cell office:value-type="float" office:value="8684.61" table:style-name="ce17">
            <text:p>8.685<text:s/></text:p>
          </table:table-cell>
          <table:table-cell office:value-type="float" office:value="-4.28" table:style-name="ce17">
            <text:p>(4)</text:p>
          </table:table-cell>
          <table:table-cell office:value-type="float" office:value="518.63" table:style-name="ce17">
            <text:p>519<text:s/></text:p>
          </table:table-cell>
          <table:table-cell office:value-type="float" office:value="-1427.15" table:style-name="ce17">
            <text:p>(1.427)</text:p>
          </table:table-cell>
          <table:table-cell office:value-type="float" office:value="4705.3999999999996" table:style-name="ce17">
            <text:p>4.705<text:s/></text:p>
          </table:table-cell>
          <table:table-cell office:value-type="float" office:value="-2.86" table:style-name="ce17">
            <text:p>(3)</text:p>
          </table:table-cell>
          <table:table-cell office:value-type="float" office:value="-1023.85" table:style-name="ce17">
            <text:p>(1.024)</text:p>
          </table:table-cell>
          <table:table-cell office:value-type="float" office:value="-315.88" table:style-name="ce17">
            <text:p>(316)</text:p>
          </table:table-cell>
          <table:table-cell office:value-type="float" office:value="-7.67" table:style-name="ce17">
            <text:p>(8)</text:p>
          </table:table-cell>
          <table:table-cell office:value-type="float" office:value="7.5" table:style-name="ce17">
            <text:p>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4452.759999999995" table:style-name="ce17">
            <text:p>74.453<text:s/></text:p>
          </table:table-cell>
          <table:table-cell office:value-type="float" office:value="-2571.75" table:style-name="ce17">
            <text:p>(2.572)</text:p>
          </table:table-cell>
          <table:table-cell office:value-type="float" office:value="-12.95" table:style-name="ce17">
            <text:p>(13)</text:p>
          </table:table-cell>
          <table:table-cell office:value-type="float" office:value="601861.84" table:style-name="ce17">
            <text:p>601.862<text:s/></text:p>
          </table:table-cell>
          <table:table-cell office:value-type="float" office:value="-39.93" table:style-name="ce17">
            <text:p>(40)</text:p>
          </table:table-cell>
          <table:table-cell office:value-type="float" office:value="687413.2" table:style-name="ce18">
            <text:p>687.41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04983.01" table:style-name="ce17">
            <text:p>204.983<text:s/></text:p>
          </table:table-cell>
          <table:table-cell office:value-type="float" office:value="5896238.21" table:style-name="ce17">
            <text:p>5.896.238<text:s/></text:p>
          </table:table-cell>
          <table:table-cell office:value-type="float" office:value="14852934.550000001" table:style-name="ce17">
            <text:p>14.852.935<text:s/></text:p>
          </table:table-cell>
          <table:table-cell office:value-type="float" office:value="147965.98000000001" table:style-name="ce17">
            <text:p>147.966<text:s/></text:p>
          </table:table-cell>
          <table:table-cell office:value-type="float" office:value="125347665.92" table:style-name="ce17">
            <text:p>125.347.666<text:s/></text:p>
          </table:table-cell>
          <table:table-cell office:value-type="float" office:value="44212846.880000003" table:style-name="ce17">
            <text:p>44.212.847<text:s/></text:p>
          </table:table-cell>
          <table:table-cell office:value-type="float" office:value="4771269.21" table:style-name="ce17">
            <text:p>4.771.269<text:s/></text:p>
          </table:table-cell>
          <table:table-cell office:value-type="float" office:value="185959305.47" table:style-name="ce17">
            <text:p>185.959.305<text:s/></text:p>
          </table:table-cell>
          <table:table-cell office:value-type="float" office:value="53275223.590000004" table:style-name="ce17">
            <text:p>53.275.224<text:s/></text:p>
          </table:table-cell>
          <table:table-cell office:value-type="float" office:value="5623888.0499999998" table:style-name="ce17">
            <text:p>5.623.888<text:s/></text:p>
          </table:table-cell>
          <table:table-cell office:value-type="float" office:value="581338078.02999997" table:style-name="ce17">
            <text:p>581.338.078<text:s/></text:p>
          </table:table-cell>
          <table:table-cell office:value-type="float" office:value="11598106.689999999" table:style-name="ce17">
            <text:p>11.598.107<text:s/></text:p>
          </table:table-cell>
          <table:table-cell office:value-type="float" office:value="14758745.92" table:style-name="ce17">
            <text:p>14.758.746<text:s/></text:p>
          </table:table-cell>
          <table:table-cell office:value-type="float" office:value="9701434.3499999996" table:style-name="ce17">
            <text:p>9.701.434<text:s/></text:p>
          </table:table-cell>
          <table:table-cell office:value-type="float" office:value="10717678.050000001" table:style-name="ce17">
            <text:p>10.717.678<text:s/></text:p>
          </table:table-cell>
          <table:table-cell office:value-type="float" office:value="119757398.89" table:style-name="ce17">
            <text:p>119.757.399<text:s/></text:p>
          </table:table-cell>
          <table:table-cell office:value-type="float" office:value="5300556.75" table:style-name="ce17">
            <text:p>5.300.557<text:s/></text:p>
          </table:table-cell>
          <table:table-cell office:value-type="float" office:value="376167572.64999998" table:style-name="ce17">
            <text:p>376.167.573<text:s/></text:p>
          </table:table-cell>
          <table:table-cell office:value-type="float" office:value="286326129.58999997" table:style-name="ce17">
            <text:p>286.326.130<text:s/></text:p>
          </table:table-cell>
          <table:table-cell office:value-type="float" office:value="4782640.42" table:style-name="ce17">
            <text:p>4.782.640<text:s/></text:p>
          </table:table-cell>
          <table:table-cell office:value-type="float" office:value="9991376.6999999993" table:style-name="ce17">
            <text:p>9.991.377<text:s/></text:p>
          </table:table-cell>
          <table:table-cell office:value-type="float" office:value="67299.88" table:style-name="ce17">
            <text:p>67.300<text:s/></text:p>
          </table:table-cell>
          <table:table-cell office:value-type="float" office:value="439748811.27999997" table:style-name="ce17">
            <text:p>439.748.811<text:s/></text:p>
          </table:table-cell>
          <table:table-cell office:value-type="float" office:value="512674780.19999999" table:style-name="ce17">
            <text:p>512.674.780<text:s/></text:p>
          </table:table-cell>
          <table:table-cell office:value-type="float" office:value="8983644.0999999996" table:style-name="ce17">
            <text:p>8.983.644<text:s/></text:p>
          </table:table-cell>
          <table:table-cell office:value-type="float" office:value="2019567975.9200001" table:style-name="ce17">
            <text:p>2.019.567.976<text:s/></text:p>
          </table:table-cell>
          <table:table-cell office:value-type="float" office:value="3132056.92" table:style-name="ce17">
            <text:p>3.132.057<text:s/></text:p>
          </table:table-cell>
          <table:table-cell office:value-type="float" office:value="4854906607.210001" table:style-name="ce18">
            <text:p>4.854.906.6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160.32" table:style-name="ce17">
            <text:p>6.16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5530.26" table:style-name="ce17">
            <text:p>45.53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4085869.16000003" table:style-name="ce17">
            <text:p>344.085.86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74.24" table:style-name="ce17">
            <text:p>47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243518.65" table:style-name="ce17">
            <text:p>2.243.51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5207895.29000001" table:style-name="ce17">
            <text:p>105.207.895<text:s/></text:p>
          </table:table-cell>
          <table:table-cell office:value-type="float" office:value="2172.06" table:style-name="ce17">
            <text:p>2.17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708378.42" table:style-name="ce17">
            <text:p>708.37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52299998.40000004" table:style-name="ce18">
            <text:p>452.299.99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77174.6" table:style-name="ce17">
            <text:p>177.175<text:s/></text:p>
          </table:table-cell>
          <table:table-cell office:value-type="float" office:value="691392.21" table:style-name="ce17">
            <text:p>691.392<text:s/></text:p>
          </table:table-cell>
          <table:table-cell office:value-type="float" office:value="3682638.7" table:style-name="ce17">
            <text:p>3.682.639<text:s/></text:p>
          </table:table-cell>
          <table:table-cell office:value-type="float" office:value="251.44" table:style-name="ce17">
            <text:p>251<text:s/></text:p>
          </table:table-cell>
          <table:table-cell office:value-type="float" office:value="18097205.969999999" table:style-name="ce17">
            <text:p>18.097.206<text:s/></text:p>
          </table:table-cell>
          <table:table-cell office:value-type="float" office:value="14046368.68" table:style-name="ce17">
            <text:p>14.046.369<text:s/></text:p>
          </table:table-cell>
          <table:table-cell office:value-type="float" office:value="1916420.99" table:style-name="ce17">
            <text:p>1.916.421<text:s/></text:p>
          </table:table-cell>
          <table:table-cell office:value-type="float" office:value="606540.5" table:style-name="ce17">
            <text:p>606.541<text:s/></text:p>
          </table:table-cell>
          <table:table-cell office:value-type="float" office:value="11399656.85" table:style-name="ce17">
            <text:p>11.399.657<text:s/></text:p>
          </table:table-cell>
          <table:table-cell office:value-type="float" office:value="3859497.56" table:style-name="ce17">
            <text:p>3.859.498<text:s/></text:p>
          </table:table-cell>
          <table:table-cell office:value-type="float" office:value="35721082.539999999" table:style-name="ce17">
            <text:p>35.721.083<text:s/></text:p>
          </table:table-cell>
          <table:table-cell office:value-type="float" office:value="1004701.95" table:style-name="ce17">
            <text:p>1.004.702<text:s/></text:p>
          </table:table-cell>
          <table:table-cell office:value-type="float" office:value="8589173.1899999995" table:style-name="ce17">
            <text:p>8.589.173<text:s/></text:p>
          </table:table-cell>
          <table:table-cell office:value-type="float" office:value="401963.18" table:style-name="ce17">
            <text:p>401.963<text:s/></text:p>
          </table:table-cell>
          <table:table-cell office:value-type="float" office:value="3768931.26" table:style-name="ce17">
            <text:p>3.768.931<text:s/></text:p>
          </table:table-cell>
          <table:table-cell office:value-type="float" office:value="27636882.41" table:style-name="ce17">
            <text:p>27.636.882<text:s/></text:p>
          </table:table-cell>
          <table:table-cell office:value-type="float" office:value="1838682.24" table:style-name="ce17">
            <text:p>1.838.682<text:s/></text:p>
          </table:table-cell>
          <table:table-cell office:value-type="float" office:value="6852196.5700000003" table:style-name="ce17">
            <text:p>6.852.197<text:s/></text:p>
          </table:table-cell>
          <table:table-cell office:value-type="float" office:value="24267717.800000001" table:style-name="ce17">
            <text:p>24.267.718<text:s/></text:p>
          </table:table-cell>
          <table:table-cell office:value-type="float" office:value="1540824.83" table:style-name="ce17">
            <text:p>1.540.825<text:s/></text:p>
          </table:table-cell>
          <table:table-cell office:value-type="float" office:value="117744.63" table:style-name="ce17">
            <text:p>117.74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7724121.93" table:style-name="ce17">
            <text:p>27.724.122<text:s/></text:p>
          </table:table-cell>
          <table:table-cell office:value-type="float" office:value="19244711.52" table:style-name="ce17">
            <text:p>19.244.712<text:s/></text:p>
          </table:table-cell>
          <table:table-cell office:value-type="float" office:value="1423037.06" table:style-name="ce17">
            <text:p>1.423.037<text:s/></text:p>
          </table:table-cell>
          <table:table-cell office:value-type="float" office:value="81766082.150000006" table:style-name="ce17">
            <text:p>81.766.082<text:s/></text:p>
          </table:table-cell>
          <table:table-cell office:value-type="float" office:value="177294.05" table:style-name="ce17">
            <text:p>177.294<text:s/></text:p>
          </table:table-cell>
          <table:table-cell office:value-type="float" office:value="296552294.81000006" table:style-name="ce18">
            <text:p>296.552.29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9120.37" table:style-name="ce17">
            <text:p>19.12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457.790000000001" table:style-name="ce17">
            <text:p>10.45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255345.07" table:style-name="ce17">
            <text:p>12.255.345<text:s/></text:p>
          </table:table-cell>
          <table:table-cell office:value-type="float" office:value="6936482.2300000004" table:style-name="ce17">
            <text:p>6.936.482<text:s/></text:p>
          </table:table-cell>
          <table:table-cell office:value-type="float" office:value="4146.09" table:style-name="ce17">
            <text:p>4.146<text:s/></text:p>
          </table:table-cell>
          <table:table-cell office:value-type="float" office:value="12037.74" table:style-name="ce17">
            <text:p>12.03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05.09" table:style-name="ce17">
            <text:p>1.005<text:s/></text:p>
          </table:table-cell>
          <table:table-cell office:value-type="float" office:value="12474.23" table:style-name="ce17">
            <text:p>12.474<text:s/></text:p>
          </table:table-cell>
          <table:table-cell office:value-type="float" office:value="11584000.470000001" table:style-name="ce17">
            <text:p>11.584.00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0478136.729999997" table:style-name="ce17">
            <text:p>40.478.137<text:s/></text:p>
          </table:table-cell>
          <table:table-cell office:value-type="float" office:value="47713533.649999999" table:style-name="ce17">
            <text:p>47.713.534<text:s/></text:p>
          </table:table-cell>
          <table:table-cell office:value-type="float" office:value="14541.54" table:style-name="ce17">
            <text:p>14.542<text:s/></text:p>
          </table:table-cell>
          <table:table-cell office:value-type="float" office:value="26164.02" table:style-name="ce17">
            <text:p>26.164<text:s/></text:p>
          </table:table-cell>
          <table:table-cell office:value-type="float" office:value="5082.37" table:style-name="ce17">
            <text:p>5.082<text:s/></text:p>
          </table:table-cell>
          <table:table-cell office:value-type="float" office:value="58747.76" table:style-name="ce17">
            <text:p>58.748<text:s/></text:p>
          </table:table-cell>
          <table:table-cell office:value-type="float" office:value="19793314.079999998" table:style-name="ce17">
            <text:p>19.793.314<text:s/></text:p>
          </table:table-cell>
          <table:table-cell office:value-type="float" office:value="6018.29" table:style-name="ce17">
            <text:p>6.018<text:s/></text:p>
          </table:table-cell>
          <table:table-cell office:value-type="float" office:value="206164449.78999999" table:style-name="ce17">
            <text:p>206.164.45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5095057.31" table:style-name="ce18">
            <text:p>345.095.05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7">
            <text:p>-<text:s/></text:p>
          </table:table-cell>
          <table:table-cell office:value-type="float" office:value="918.23" table:style-name="ce17">
            <text:p>918<text:s/></text:p>
          </table:table-cell>
          <table:table-cell office:value-type="float" office:value="8776929.2599999998" table:style-name="ce17">
            <text:p>8.776.92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678939.93" table:style-name="ce17">
            <text:p>39.678.940<text:s/></text:p>
          </table:table-cell>
          <table:table-cell office:value-type="float" office:value="17376265.75" table:style-name="ce17">
            <text:p>17.376.266<text:s/></text:p>
          </table:table-cell>
          <table:table-cell office:value-type="float" office:value="796194.77999999991" table:style-name="ce17">
            <text:p>796.195<text:s/></text:p>
          </table:table-cell>
          <table:table-cell office:value-type="float" office:value="117534736.45999999" table:style-name="ce17">
            <text:p>117.534.736<text:s/></text:p>
          </table:table-cell>
          <table:table-cell office:value-type="float" office:value="5417969.3099999996" table:style-name="ce17">
            <text:p>5.417.969<text:s/></text:p>
          </table:table-cell>
          <table:table-cell office:value-type="float" office:value="398113.67" table:style-name="ce17">
            <text:p>398.114<text:s/></text:p>
          </table:table-cell>
          <table:table-cell office:value-type="float" office:value="44865546.899999999" table:style-name="ce17">
            <text:p>44.865.547<text:s/></text:p>
          </table:table-cell>
          <table:table-cell office:value-type="float" office:value="409138.11" table:style-name="ce17">
            <text:p>409.138<text:s/></text:p>
          </table:table-cell>
          <table:table-cell office:value-type="float" office:value="1575797.24" table:style-name="ce17">
            <text:p>1.575.797<text:s/></text:p>
          </table:table-cell>
          <table:table-cell office:value-type="float" office:value="2802446.4" table:style-name="ce17">
            <text:p>2.802.446<text:s/></text:p>
          </table:table-cell>
          <table:table-cell office:value-type="float" office:value="868965.06" table:style-name="ce17">
            <text:p>868.965<text:s/></text:p>
          </table:table-cell>
          <table:table-cell office:value-type="float" office:value="42043893.390000001" table:style-name="ce17">
            <text:p>42.043.893<text:s/></text:p>
          </table:table-cell>
          <table:table-cell office:value-type="float" office:value="662.12" table:style-name="ce17">
            <text:p>662<text:s/></text:p>
          </table:table-cell>
          <table:table-cell office:value-type="float" office:value="158785184.34" table:style-name="ce17">
            <text:p>158.785.184<text:s/></text:p>
          </table:table-cell>
          <table:table-cell office:value-type="float" office:value="110785712.31" table:style-name="ce17">
            <text:p>110.785.712<text:s/></text:p>
          </table:table-cell>
          <table:table-cell office:value-type="float" office:value="505730.62" table:style-name="ce17">
            <text:p>505.731<text:s/></text:p>
          </table:table-cell>
          <table:table-cell office:value-type="float" office:value="37136.370000000003" table:style-name="ce17">
            <text:p>37.136<text:s/></text:p>
          </table:table-cell>
          <table:table-cell office:value-type="float" office:value="32108.799999999999" table:style-name="ce17">
            <text:p>32.109<text:s/></text:p>
          </table:table-cell>
          <table:table-cell office:value-type="float" office:value="131616255.04000001" table:style-name="ce17">
            <text:p>131.616.255<text:s/></text:p>
          </table:table-cell>
          <table:table-cell office:value-type="float" office:value="290777496.88" table:style-name="ce17">
            <text:p>290.777.49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87901967.54999995" table:style-name="ce17">
            <text:p>587.901.968<text:s/></text:p>
          </table:table-cell>
          <table:table-cell office:value-type="float" office:value="198329.78" table:style-name="ce17">
            <text:p>198.330<text:s/></text:p>
          </table:table-cell>
          <table:table-cell office:value-type="float" office:value="1563186438.3" table:style-name="ce18">
            <text:p>1.563.186.43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27808.41" table:style-name="ce17">
            <text:p>27.808<text:s/></text:p>
          </table:table-cell>
          <table:table-cell office:value-type="float" office:value="5203927.7700000005" table:style-name="ce17">
            <text:p>5.203.928<text:s/></text:p>
          </table:table-cell>
          <table:table-cell office:value-type="float" office:value="2374246.2199999997" table:style-name="ce17">
            <text:p>2.374.246<text:s/></text:p>
          </table:table-cell>
          <table:table-cell office:value-type="float" office:value="147714.53999999998" table:style-name="ce17">
            <text:p>147.715<text:s/></text:p>
          </table:table-cell>
          <table:table-cell office:value-type="float" office:value="67554901.909999996" table:style-name="ce17">
            <text:p>67.554.902<text:s/></text:p>
          </table:table-cell>
          <table:table-cell office:value-type="float" office:value="12790212.449999999" table:style-name="ce17">
            <text:p>12.790.212<text:s/></text:p>
          </table:table-cell>
          <table:table-cell office:value-type="float" office:value="2058653.4400000002" table:style-name="ce17">
            <text:p>2.058.653<text:s/></text:p>
          </table:table-cell>
          <table:table-cell office:value-type="float" office:value="55562683.439999998" table:style-name="ce17">
            <text:p>55.562.683<text:s/></text:p>
          </table:table-cell>
          <table:table-cell office:value-type="float" office:value="29475584.940000001" table:style-name="ce17">
            <text:p>29.475.585<text:s/></text:p>
          </table:table-cell>
          <table:table-cell office:value-type="float" office:value="1362130.73" table:style-name="ce17">
            <text:p>1.362.131<text:s/></text:p>
          </table:table-cell>
          <table:table-cell office:value-type="float" office:value="156653541.69" table:style-name="ce17">
            <text:p>156.653.542<text:s/></text:p>
          </table:table-cell>
          <table:table-cell office:value-type="float" office:value="10184266.629999999" table:style-name="ce17">
            <text:p>10.184.267<text:s/></text:p>
          </table:table-cell>
          <table:table-cell office:value-type="float" office:value="4593301.25" table:style-name="ce17">
            <text:p>4.593.301<text:s/></text:p>
          </table:table-cell>
          <table:table-cell office:value-type="float" office:value="6496019.6799999997" table:style-name="ce17">
            <text:p>6.496.020<text:s/></text:p>
          </table:table-cell>
          <table:table-cell office:value-type="float" office:value="6067307.5" table:style-name="ce17">
            <text:p>6.067.308<text:s/></text:p>
          </table:table-cell>
          <table:table-cell office:value-type="float" office:value="38492622.619999997" table:style-name="ce17">
            <text:p>38.492.623<text:s/></text:p>
          </table:table-cell>
          <table:table-cell office:value-type="float" office:value="3461212.3899999997" table:style-name="ce17">
            <text:p>3.461.212<text:s/></text:p>
          </table:table-cell>
          <table:table-cell office:value-type="float" office:value="170052055.00999999" table:style-name="ce17">
            <text:p>170.052.055<text:s/></text:p>
          </table:table-cell>
          <table:table-cell office:value-type="float" office:value="101315647.18000001" table:style-name="ce17">
            <text:p>101.315.647<text:s/></text:p>
          </table:table-cell>
          <table:table-cell office:value-type="float" office:value="2721543.43" table:style-name="ce17">
            <text:p>2.721.543<text:s/></text:p>
          </table:table-cell>
          <table:table-cell office:value-type="float" office:value="9810331.6799999997" table:style-name="ce17">
            <text:p>9.810.332<text:s/></text:p>
          </table:table-cell>
          <table:table-cell office:value-type="float" office:value="30108.71" table:style-name="ce17">
            <text:p>30.109<text:s/></text:p>
          </table:table-cell>
          <table:table-cell office:value-type="float" office:value="175141791.25999999" table:style-name="ce17">
            <text:p>175.141.791<text:s/></text:p>
          </table:table-cell>
          <table:table-cell office:value-type="float" office:value="182857085.66" table:style-name="ce17">
            <text:p>182.857.086<text:s/></text:p>
          </table:table-cell>
          <table:table-cell office:value-type="float" office:value="7554588.75" table:style-name="ce17">
            <text:p>7.554.589<text:s/></text:p>
          </table:table-cell>
          <table:table-cell office:value-type="float" office:value="1143027098.01" table:style-name="ce17">
            <text:p>1.143.027.098<text:s/></text:p>
          </table:table-cell>
          <table:table-cell office:value-type="float" office:value="2756433.0900000003" table:style-name="ce17">
            <text:p>2.756.433<text:s/></text:p>
          </table:table-cell>
          <table:table-cell office:value-type="float" office:value="2197772818.3899999" table:style-name="ce18">
            <text:p>2.197.772.81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9928349.920000002" table:style-name="ce17">
            <text:p>19.928.350<text:s/></text:p>
          </table:table-cell>
          <table:table-cell office:value-type="float" office:value="72570245.030000001" table:style-name="ce17">
            <text:p>72.570.245<text:s/></text:p>
          </table:table-cell>
          <table:table-cell office:value-type="float" office:value="270591366.80000001" table:style-name="ce17">
            <text:p>270.591.367<text:s/></text:p>
          </table:table-cell>
          <table:table-cell office:value-type="float" office:value="15762834.57" table:style-name="ce17">
            <text:p>15.762.835<text:s/></text:p>
          </table:table-cell>
          <table:table-cell office:value-type="float" office:value="394513933.38999999" table:style-name="ce17">
            <text:p>394.513.933<text:s/></text:p>
          </table:table-cell>
          <table:table-cell office:value-type="float" office:value="368826747.94" table:style-name="ce17">
            <text:p>368.826.748<text:s/></text:p>
          </table:table-cell>
          <table:table-cell office:value-type="float" office:value="5897828662.21" table:style-name="ce17">
            <text:p>5.897.828.662<text:s/></text:p>
          </table:table-cell>
          <table:table-cell office:value-type="float" office:value="266773095.47" table:style-name="ce17">
            <text:p>266.773.095<text:s/></text:p>
          </table:table-cell>
          <table:table-cell office:value-type="float" office:value="308307720.44" table:style-name="ce17">
            <text:p>308.307.720<text:s/></text:p>
          </table:table-cell>
          <table:table-cell office:value-type="float" office:value="111102479.45" table:style-name="ce17">
            <text:p>111.102.479<text:s/></text:p>
          </table:table-cell>
          <table:table-cell office:value-type="float" office:value="1643124202.46" table:style-name="ce17">
            <text:p>1.643.124.202<text:s/></text:p>
          </table:table-cell>
          <table:table-cell office:value-type="float" office:value="150156118.52000001" table:style-name="ce17">
            <text:p>150.156.119<text:s/></text:p>
          </table:table-cell>
          <table:table-cell office:value-type="float" office:value="192843178.27000001" table:style-name="ce17">
            <text:p>192.843.178<text:s/></text:p>
          </table:table-cell>
          <table:table-cell office:value-type="float" office:value="199944478.97" table:style-name="ce17">
            <text:p>199.944.479<text:s/></text:p>
          </table:table-cell>
          <table:table-cell office:value-type="float" office:value="122109163.16" table:style-name="ce17">
            <text:p>122.109.163<text:s/></text:p>
          </table:table-cell>
          <table:table-cell office:value-type="float" office:value="373074229.42000002" table:style-name="ce17">
            <text:p>373.074.229<text:s/></text:p>
          </table:table-cell>
          <table:table-cell office:value-type="float" office:value="86376462.329999998" table:style-name="ce17">
            <text:p>86.376.462<text:s/></text:p>
          </table:table-cell>
          <table:table-cell office:value-type="float" office:value="1270701517.6600001" table:style-name="ce17">
            <text:p>1.270.701.518<text:s/></text:p>
          </table:table-cell>
          <table:table-cell office:value-type="float" office:value="6463117031.3000002" table:style-name="ce17">
            <text:p>6.463.117.031<text:s/></text:p>
          </table:table-cell>
          <table:table-cell office:value-type="float" office:value="101071221.7" table:style-name="ce17">
            <text:p>101.071.222<text:s/></text:p>
          </table:table-cell>
          <table:table-cell office:value-type="float" office:value="50011965.630000003" table:style-name="ce17">
            <text:p>50.011.966<text:s/></text:p>
          </table:table-cell>
          <table:table-cell office:value-type="float" office:value="19296244.329999998" table:style-name="ce17">
            <text:p>19.296.244<text:s/></text:p>
          </table:table-cell>
          <table:table-cell office:value-type="float" office:value="1240634745.75" table:style-name="ce17">
            <text:p>1.240.634.746<text:s/></text:p>
          </table:table-cell>
          <table:table-cell office:value-type="float" office:value="755977519.26999998" table:style-name="ce17">
            <text:p>755.977.519<text:s/></text:p>
          </table:table-cell>
          <table:table-cell office:value-type="float" office:value="64359266.159999996" table:style-name="ce17">
            <text:p>64.359.266<text:s/></text:p>
          </table:table-cell>
          <table:table-cell office:value-type="float" office:value="19540927147.009998" table:style-name="ce17">
            <text:p>19.540.927.147<text:s/></text:p>
          </table:table-cell>
          <table:table-cell office:value-type="float" office:value="36927538.039999999" table:style-name="ce17">
            <text:p>36.927.538<text:s/></text:p>
          </table:table-cell>
          <table:table-cell office:value-type="float" office:value="40036857465.200005" table:style-name="ce18">
            <text:p>40.036.857.46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899482.94" table:style-name="ce17">
            <text:p>1.899.483<text:s/></text:p>
          </table:table-cell>
          <table:table-cell office:value-type="float" office:value="8565651.0999999996" table:style-name="ce17">
            <text:p>8.565.651<text:s/></text:p>
          </table:table-cell>
          <table:table-cell office:value-type="float" office:value="11722326.199999999" table:style-name="ce17">
            <text:p>11.722.326<text:s/></text:p>
          </table:table-cell>
          <table:table-cell office:value-type="float" office:value="2851153.02" table:style-name="ce17">
            <text:p>2.851.153<text:s/></text:p>
          </table:table-cell>
          <table:table-cell office:value-type="float" office:value="36180206.710000001" table:style-name="ce17">
            <text:p>36.180.207<text:s/></text:p>
          </table:table-cell>
          <table:table-cell office:value-type="float" office:value="21221509.960000001" table:style-name="ce17">
            <text:p>21.221.510<text:s/></text:p>
          </table:table-cell>
          <table:table-cell office:value-type="float" office:value="43448603.609999999" table:style-name="ce17">
            <text:p>43.448.604<text:s/></text:p>
          </table:table-cell>
          <table:table-cell office:value-type="float" office:value="17481539.100000001" table:style-name="ce17">
            <text:p>17.481.539<text:s/></text:p>
          </table:table-cell>
          <table:table-cell office:value-type="float" office:value="30780874.030000001" table:style-name="ce17">
            <text:p>30.780.874<text:s/></text:p>
          </table:table-cell>
          <table:table-cell office:value-type="float" office:value="28578363.219999999" table:style-name="ce17">
            <text:p>28.578.363<text:s/></text:p>
          </table:table-cell>
          <table:table-cell office:value-type="float" office:value="142136414.22999999" table:style-name="ce17">
            <text:p>142.136.414<text:s/></text:p>
          </table:table-cell>
          <table:table-cell office:value-type="float" office:value="17639151.98" table:style-name="ce17">
            <text:p>17.639.152<text:s/></text:p>
          </table:table-cell>
          <table:table-cell office:value-type="float" office:value="21513019.989999998" table:style-name="ce17">
            <text:p>21.513.020<text:s/></text:p>
          </table:table-cell>
          <table:table-cell office:value-type="float" office:value="17335125.140000001" table:style-name="ce17">
            <text:p>17.335.125<text:s/></text:p>
          </table:table-cell>
          <table:table-cell office:value-type="float" office:value="10913376.02" table:style-name="ce17">
            <text:p>10.913.376<text:s/></text:p>
          </table:table-cell>
          <table:table-cell office:value-type="float" office:value="31790034.09" table:style-name="ce17">
            <text:p>31.790.034<text:s/></text:p>
          </table:table-cell>
          <table:table-cell office:value-type="float" office:value="23611349.620000001" table:style-name="ce17">
            <text:p>23.611.350<text:s/></text:p>
          </table:table-cell>
          <table:table-cell office:value-type="float" office:value="266096543.11000001" table:style-name="ce17">
            <text:p>266.096.543<text:s/></text:p>
          </table:table-cell>
          <table:table-cell office:value-type="float" office:value="254928509.68000001" table:style-name="ce17">
            <text:p>254.928.510<text:s/></text:p>
          </table:table-cell>
          <table:table-cell office:value-type="float" office:value="9976225.0600000005" table:style-name="ce17">
            <text:p>9.976.225<text:s/></text:p>
          </table:table-cell>
          <table:table-cell office:value-type="float" office:value="5793139.9400000004" table:style-name="ce17">
            <text:p>5.793.140<text:s/></text:p>
          </table:table-cell>
          <table:table-cell office:value-type="float" office:value="3291301.24" table:style-name="ce17">
            <text:p>3.291.301<text:s/></text:p>
          </table:table-cell>
          <table:table-cell office:value-type="float" office:value="120353156.19" table:style-name="ce17">
            <text:p>120.353.156<text:s/></text:p>
          </table:table-cell>
          <table:table-cell office:value-type="float" office:value="106735255.37" table:style-name="ce17">
            <text:p>106.735.255<text:s/></text:p>
          </table:table-cell>
          <table:table-cell office:value-type="float" office:value="7902448.3200000003" table:style-name="ce17">
            <text:p>7.902.448<text:s/></text:p>
          </table:table-cell>
          <table:table-cell office:value-type="float" office:value="1679408507.55" table:style-name="ce17">
            <text:p>1.679.408.508<text:s/></text:p>
          </table:table-cell>
          <table:table-cell office:value-type="float" office:value="3955481.87" table:style-name="ce17">
            <text:p>3.955.482<text:s/></text:p>
          </table:table-cell>
          <table:table-cell office:value-type="float" office:value="2926108749.29" table:style-name="ce18">
            <text:p>2.926.108.74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6002654.0199999996" table:style-name="ce17">
            <text:p>6.002.654<text:s/></text:p>
          </table:table-cell>
          <table:table-cell office:value-type="float" office:value="21855543.359999999" table:style-name="ce17">
            <text:p>21.855.543<text:s/></text:p>
          </table:table-cell>
          <table:table-cell office:value-type="float" office:value="134437348.41" table:style-name="ce17">
            <text:p>134.437.348<text:s/></text:p>
          </table:table-cell>
          <table:table-cell office:value-type="float" office:value="6248693.75" table:style-name="ce17">
            <text:p>6.248.694<text:s/></text:p>
          </table:table-cell>
          <table:table-cell office:value-type="float" office:value="143120083.47999999" table:style-name="ce17">
            <text:p>143.120.083<text:s/></text:p>
          </table:table-cell>
          <table:table-cell office:value-type="float" office:value="128003148.3" table:style-name="ce17">
            <text:p>128.003.148<text:s/></text:p>
          </table:table-cell>
          <table:table-cell office:value-type="float" office:value="464704077.06" table:style-name="ce17">
            <text:p>464.704.077<text:s/></text:p>
          </table:table-cell>
          <table:table-cell office:value-type="float" office:value="104153314.06" table:style-name="ce17">
            <text:p>104.153.314<text:s/></text:p>
          </table:table-cell>
          <table:table-cell office:value-type="float" office:value="132954325.44" table:style-name="ce17">
            <text:p>132.954.325<text:s/></text:p>
          </table:table-cell>
          <table:table-cell office:value-type="float" office:value="34036314.049999997" table:style-name="ce17">
            <text:p>34.036.314<text:s/></text:p>
          </table:table-cell>
          <table:table-cell office:value-type="float" office:value="632960424.49000001" table:style-name="ce17">
            <text:p>632.960.424<text:s/></text:p>
          </table:table-cell>
          <table:table-cell office:value-type="float" office:value="61918312.43" table:style-name="ce17">
            <text:p>61.918.312<text:s/></text:p>
          </table:table-cell>
          <table:table-cell office:value-type="float" office:value="76595875.769999996" table:style-name="ce17">
            <text:p>76.595.876<text:s/></text:p>
          </table:table-cell>
          <table:table-cell office:value-type="float" office:value="83642224.629999995" table:style-name="ce17">
            <text:p>83.642.225<text:s/></text:p>
          </table:table-cell>
          <table:table-cell office:value-type="float" office:value="39109818.869999997" table:style-name="ce17">
            <text:p>39.109.819<text:s/></text:p>
          </table:table-cell>
          <table:table-cell office:value-type="float" office:value="159532894.77000001" table:style-name="ce17">
            <text:p>159.532.895<text:s/></text:p>
          </table:table-cell>
          <table:table-cell office:value-type="float" office:value="29285570.32" table:style-name="ce17">
            <text:p>29.285.570<text:s/></text:p>
          </table:table-cell>
          <table:table-cell office:value-type="float" office:value="469301573.67000002" table:style-name="ce17">
            <text:p>469.301.574<text:s/></text:p>
          </table:table-cell>
          <table:table-cell office:value-type="float" office:value="1374257894.27" table:style-name="ce17">
            <text:p>1.374.257.894<text:s/></text:p>
          </table:table-cell>
          <table:table-cell office:value-type="float" office:value="31834526.609999999" table:style-name="ce17">
            <text:p>31.834.527<text:s/></text:p>
          </table:table-cell>
          <table:table-cell office:value-type="float" office:value="16635893.789999999" table:style-name="ce17">
            <text:p>16.635.894<text:s/></text:p>
          </table:table-cell>
          <table:table-cell office:value-type="float" office:value="6862677.4699999997" table:style-name="ce17">
            <text:p>6.862.677<text:s/></text:p>
          </table:table-cell>
          <table:table-cell office:value-type="float" office:value="437017162.80000001" table:style-name="ce17">
            <text:p>437.017.163<text:s/></text:p>
          </table:table-cell>
          <table:table-cell office:value-type="float" office:value="318428492.83999997" table:style-name="ce17">
            <text:p>318.428.493<text:s/></text:p>
          </table:table-cell>
          <table:table-cell office:value-type="float" office:value="21491552.620000001" table:style-name="ce17">
            <text:p>21.491.553<text:s/></text:p>
          </table:table-cell>
          <table:table-cell office:value-type="float" office:value="4663738056.25" table:style-name="ce17">
            <text:p>4.663.738.056<text:s/></text:p>
          </table:table-cell>
          <table:table-cell office:value-type="float" office:value="14338500.789999999" table:style-name="ce17">
            <text:p>14.338.501<text:s/></text:p>
          </table:table-cell>
          <table:table-cell office:value-type="float" office:value="9612466954.3199997" table:style-name="ce18">
            <text:p>9.612.466.95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7549.22" table:style-name="ce17">
            <text:p>7.549<text:s/></text:p>
          </table:table-cell>
          <table:table-cell office:value-type="float" office:value="11874.02" table:style-name="ce17">
            <text:p>11.874<text:s/></text:p>
          </table:table-cell>
          <table:table-cell office:value-type="float" office:value="996465.45" table:style-name="ce17">
            <text:p>996.46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93279.9" table:style-name="ce17">
            <text:p>893.280<text:s/></text:p>
          </table:table-cell>
          <table:table-cell office:value-type="float" office:value="22657495.25" table:style-name="ce17">
            <text:p>22.657.495<text:s/></text:p>
          </table:table-cell>
          <table:table-cell office:value-type="float" office:value="65450859.109999999" table:style-name="ce17">
            <text:p>65.450.859<text:s/></text:p>
          </table:table-cell>
          <table:table-cell office:value-type="float" office:value="2335074.88" table:style-name="ce17">
            <text:p>2.335.075<text:s/></text:p>
          </table:table-cell>
          <table:table-cell office:value-type="float" office:value="482359.09" table:style-name="ce17">
            <text:p>482.359<text:s/></text:p>
          </table:table-cell>
          <table:table-cell office:value-type="float" office:value="768.66" table:style-name="ce17">
            <text:p>769<text:s/></text:p>
          </table:table-cell>
          <table:table-cell office:value-type="float" office:value="14011137.560000001" table:style-name="ce17">
            <text:p>14.011.138<text:s/></text:p>
          </table:table-cell>
          <table:table-cell office:value-type="float" office:value="287999.45" table:style-name="ce17">
            <text:p>287.999<text:s/></text:p>
          </table:table-cell>
          <table:table-cell office:value-type="float" office:value="521755.69" table:style-name="ce17">
            <text:p>521.756<text:s/></text:p>
          </table:table-cell>
          <table:table-cell office:value-type="float" office:value="7430417.3600000003" table:style-name="ce17">
            <text:p>7.430.417<text:s/></text:p>
          </table:table-cell>
          <table:table-cell office:value-type="float" office:value="11115.44" table:style-name="ce17">
            <text:p>11.115<text:s/></text:p>
          </table:table-cell>
          <table:table-cell office:value-type="float" office:value="8104376.0599999996" table:style-name="ce17">
            <text:p>8.104.376<text:s/></text:p>
          </table:table-cell>
          <table:table-cell office:value-type="float" office:value="81.599999999999994" table:style-name="ce17">
            <text:p>82<text:s/></text:p>
          </table:table-cell>
          <table:table-cell office:value-type="float" office:value="22387090.710000001" table:style-name="ce17">
            <text:p>22.387.091<text:s/></text:p>
          </table:table-cell>
          <table:table-cell office:value-type="float" office:value="243248376.80000001" table:style-name="ce17">
            <text:p>243.248.377<text:s/></text:p>
          </table:table-cell>
          <table:table-cell office:value-type="float" office:value="24208.58" table:style-name="ce17">
            <text:p>24.209<text:s/></text:p>
          </table:table-cell>
          <table:table-cell office:value-type="float" office:value="153273.35" table:style-name="ce17">
            <text:p>153.273<text:s/></text:p>
          </table:table-cell>
          <table:table-cell office:value-type="float" office:value="881.1" table:style-name="ce17">
            <text:p>881<text:s/></text:p>
          </table:table-cell>
          <table:table-cell office:value-type="float" office:value="38606136.049999997" table:style-name="ce17">
            <text:p>38.606.136<text:s/></text:p>
          </table:table-cell>
          <table:table-cell office:value-type="float" office:value="2202017.42" table:style-name="ce17">
            <text:p>2.202.017<text:s/></text:p>
          </table:table-cell>
          <table:table-cell office:value-type="float" office:value="2335359.58" table:style-name="ce17">
            <text:p>2.335.360<text:s/></text:p>
          </table:table-cell>
          <table:table-cell office:value-type="float" office:value="751970816.47000003" table:style-name="ce17">
            <text:p>751.970.816<text:s/></text:p>
          </table:table-cell>
          <table:table-cell office:value-type="float" office:value="27874.68" table:style-name="ce17">
            <text:p>27.875<text:s/></text:p>
          </table:table-cell>
          <table:table-cell office:value-type="float" office:value="1184158643.4800003" table:style-name="ce18">
            <text:p>1.184.158.64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5995104.7999999998" table:style-name="ce17">
            <text:p>5.995.105<text:s/></text:p>
          </table:table-cell>
          <table:table-cell office:value-type="float" office:value="21843669.340000004" table:style-name="ce17">
            <text:p>21.843.669<text:s/></text:p>
          </table:table-cell>
          <table:table-cell office:value-type="float" office:value="133440882.96000001" table:style-name="ce17">
            <text:p>133.440.883<text:s/></text:p>
          </table:table-cell>
          <table:table-cell office:value-type="float" office:value="6248693.75" table:style-name="ce17">
            <text:p>6.248.694<text:s/></text:p>
          </table:table-cell>
          <table:table-cell office:value-type="float" office:value="142226803.58000001" table:style-name="ce17">
            <text:p>142.226.804<text:s/></text:p>
          </table:table-cell>
          <table:table-cell office:value-type="float" office:value="105345653.05000001" table:style-name="ce17">
            <text:p>105.345.653<text:s/></text:p>
          </table:table-cell>
          <table:table-cell office:value-type="float" office:value="399253217.94999999" table:style-name="ce17">
            <text:p>399.253.218<text:s/></text:p>
          </table:table-cell>
          <table:table-cell office:value-type="float" office:value="101818239.18000001" table:style-name="ce17">
            <text:p>101.818.239<text:s/></text:p>
          </table:table-cell>
          <table:table-cell office:value-type="float" office:value="132471966.34999999" table:style-name="ce17">
            <text:p>132.471.966<text:s/></text:p>
          </table:table-cell>
          <table:table-cell office:value-type="float" office:value="34035545.390000001" table:style-name="ce17">
            <text:p>34.035.545<text:s/></text:p>
          </table:table-cell>
          <table:table-cell office:value-type="float" office:value="618949286.93000007" table:style-name="ce17">
            <text:p>618.949.287<text:s/></text:p>
          </table:table-cell>
          <table:table-cell office:value-type="float" office:value="61630312.979999997" table:style-name="ce17">
            <text:p>61.630.313<text:s/></text:p>
          </table:table-cell>
          <table:table-cell office:value-type="float" office:value="76074120.079999998" table:style-name="ce17">
            <text:p>76.074.120<text:s/></text:p>
          </table:table-cell>
          <table:table-cell office:value-type="float" office:value="76211807.269999996" table:style-name="ce17">
            <text:p>76.211.807<text:s/></text:p>
          </table:table-cell>
          <table:table-cell office:value-type="float" office:value="39098703.43" table:style-name="ce17">
            <text:p>39.098.703<text:s/></text:p>
          </table:table-cell>
          <table:table-cell office:value-type="float" office:value="151428518.71000001" table:style-name="ce17">
            <text:p>151.428.519<text:s/></text:p>
          </table:table-cell>
          <table:table-cell office:value-type="float" office:value="29285488.720000003" table:style-name="ce17">
            <text:p>29.285.489<text:s/></text:p>
          </table:table-cell>
          <table:table-cell office:value-type="float" office:value="446914482.95999998" table:style-name="ce17">
            <text:p>446.914.483<text:s/></text:p>
          </table:table-cell>
          <table:table-cell office:value-type="float" office:value="1131009517.47" table:style-name="ce17">
            <text:p>1.131.009.517<text:s/></text:p>
          </table:table-cell>
          <table:table-cell office:value-type="float" office:value="31810318.029999997" table:style-name="ce17">
            <text:p>31.810.318<text:s/></text:p>
          </table:table-cell>
          <table:table-cell office:value-type="float" office:value="16482620.439999999" table:style-name="ce17">
            <text:p>16.482.620<text:s/></text:p>
          </table:table-cell>
          <table:table-cell office:value-type="float" office:value="6861796.3699999992" table:style-name="ce17">
            <text:p>6.861.796<text:s/></text:p>
          </table:table-cell>
          <table:table-cell office:value-type="float" office:value="398411026.75" table:style-name="ce17">
            <text:p>398.411.027<text:s/></text:p>
          </table:table-cell>
          <table:table-cell office:value-type="float" office:value="316226475.42000002" table:style-name="ce17">
            <text:p>316.226.475<text:s/></text:p>
          </table:table-cell>
          <table:table-cell office:value-type="float" office:value="19156193.039999999" table:style-name="ce17">
            <text:p>19.156.193<text:s/></text:p>
          </table:table-cell>
          <table:table-cell office:value-type="float" office:value="3911767239.7799997" table:style-name="ce17">
            <text:p>3.911.767.240<text:s/></text:p>
          </table:table-cell>
          <table:table-cell office:value-type="float" office:value="14310626.109999999" table:style-name="ce17">
            <text:p>14.310.626<text:s/></text:p>
          </table:table-cell>
          <table:table-cell office:value-type="float" office:value="8428308310.8400002" table:style-name="ce18">
            <text:p>8.428.308.31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12026212.960000001" table:style-name="ce17">
            <text:p>12.026.213<text:s/></text:p>
          </table:table-cell>
          <table:table-cell office:value-type="float" office:value="42149050.57" table:style-name="ce17">
            <text:p>42.149.051<text:s/></text:p>
          </table:table-cell>
          <table:table-cell office:value-type="float" office:value="124431692.19" table:style-name="ce17">
            <text:p>124.431.692<text:s/></text:p>
          </table:table-cell>
          <table:table-cell office:value-type="float" office:value="6662987.7999999998" table:style-name="ce17">
            <text:p>6.662.988<text:s/></text:p>
          </table:table-cell>
          <table:table-cell office:value-type="float" office:value="215213643.19999999" table:style-name="ce17">
            <text:p>215.213.643<text:s/></text:p>
          </table:table-cell>
          <table:table-cell office:value-type="float" office:value="219602089.68000001" table:style-name="ce17">
            <text:p>219.602.090<text:s/></text:p>
          </table:table-cell>
          <table:table-cell office:value-type="float" office:value="5389675981.54" table:style-name="ce17">
            <text:p>5.389.675.982<text:s/></text:p>
          </table:table-cell>
          <table:table-cell office:value-type="float" office:value="145138242.31" table:style-name="ce17">
            <text:p>145.138.242<text:s/></text:p>
          </table:table-cell>
          <table:table-cell office:value-type="float" office:value="144572520.97" table:style-name="ce17">
            <text:p>144.572.521<text:s/></text:p>
          </table:table-cell>
          <table:table-cell office:value-type="float" office:value="48487802.18" table:style-name="ce17">
            <text:p>48.487.802<text:s/></text:p>
          </table:table-cell>
          <table:table-cell office:value-type="float" office:value="868027363.74000001" table:style-name="ce17">
            <text:p>868.027.364<text:s/></text:p>
          </table:table-cell>
          <table:table-cell office:value-type="float" office:value="70598654.109999999" table:style-name="ce17">
            <text:p>70.598.654<text:s/></text:p>
          </table:table-cell>
          <table:table-cell office:value-type="float" office:value="94734282.510000005" table:style-name="ce17">
            <text:p>94.734.283<text:s/></text:p>
          </table:table-cell>
          <table:table-cell office:value-type="float" office:value="98967129.200000003" table:style-name="ce17">
            <text:p>98.967.129<text:s/></text:p>
          </table:table-cell>
          <table:table-cell office:value-type="float" office:value="72085968.269999996" table:style-name="ce17">
            <text:p>72.085.968<text:s/></text:p>
          </table:table-cell>
          <table:table-cell office:value-type="float" office:value="181751300.56" table:style-name="ce17">
            <text:p>181.751.301<text:s/></text:p>
          </table:table-cell>
          <table:table-cell office:value-type="float" office:value="33479542.390000001" table:style-name="ce17">
            <text:p>33.479.542<text:s/></text:p>
          </table:table-cell>
          <table:table-cell office:value-type="float" office:value="535303400.88" table:style-name="ce17">
            <text:p>535.303.401<text:s/></text:p>
          </table:table-cell>
          <table:table-cell office:value-type="float" office:value="4833930627.3500004" table:style-name="ce17">
            <text:p>4.833.930.627<text:s/></text:p>
          </table:table-cell>
          <table:table-cell office:value-type="float" office:value="59260470.030000001" table:style-name="ce17">
            <text:p>59.260.470<text:s/></text:p>
          </table:table-cell>
          <table:table-cell office:value-type="float" office:value="27582931.899999999" table:style-name="ce17">
            <text:p>27.582.932<text:s/></text:p>
          </table:table-cell>
          <table:table-cell office:value-type="float" office:value="9142265.6199999992" table:style-name="ce17">
            <text:p>9.142.266<text:s/></text:p>
          </table:table-cell>
          <table:table-cell office:value-type="float" office:value="683264426.75999999" table:style-name="ce17">
            <text:p>683.264.427<text:s/></text:p>
          </table:table-cell>
          <table:table-cell office:value-type="float" office:value="330813771.06" table:style-name="ce17">
            <text:p>330.813.771<text:s/></text:p>
          </table:table-cell>
          <table:table-cell office:value-type="float" office:value="34965265.219999999" table:style-name="ce17">
            <text:p>34.965.265<text:s/></text:p>
          </table:table-cell>
          <table:table-cell office:value-type="float" office:value="13197780583.209999" table:style-name="ce17">
            <text:p>13.197.780.583<text:s/></text:p>
          </table:table-cell>
          <table:table-cell office:value-type="float" office:value="18633555.379999999" table:style-name="ce17">
            <text:p>18.633.555<text:s/></text:p>
          </table:table-cell>
          <table:table-cell office:value-type="float" office:value="27498281761.590004" table:style-name="ce18">
            <text:p>27.498.281.7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9974119.5" table:style-name="ce17">
            <text:p>9.974.120<text:s/></text:p>
          </table:table-cell>
          <table:table-cell office:value-type="float" office:value="36027607.479999997" table:style-name="ce17">
            <text:p>36.027.607<text:s/></text:p>
          </table:table-cell>
          <table:table-cell office:value-type="float" office:value="81174722.260000005" table:style-name="ce17">
            <text:p>81.174.722<text:s/></text:p>
          </table:table-cell>
          <table:table-cell office:value-type="float" office:value="5997719.4900000002" table:style-name="ce17">
            <text:p>5.997.719<text:s/></text:p>
          </table:table-cell>
          <table:table-cell office:value-type="float" office:value="163251076.12" table:style-name="ce17">
            <text:p>163.251.076<text:s/></text:p>
          </table:table-cell>
          <table:table-cell office:value-type="float" office:value="157602457.00999999" table:style-name="ce17">
            <text:p>157.602.457<text:s/></text:p>
          </table:table-cell>
          <table:table-cell office:value-type="float" office:value="4060509232.25" table:style-name="ce17">
            <text:p>4.060.509.232<text:s/></text:p>
          </table:table-cell>
          <table:table-cell office:value-type="float" office:value="93177621.530000001" table:style-name="ce17">
            <text:p>93.177.622<text:s/></text:p>
          </table:table-cell>
          <table:table-cell office:value-type="float" office:value="120987716.16" table:style-name="ce17">
            <text:p>120.987.716<text:s/></text:p>
          </table:table-cell>
          <table:table-cell office:value-type="float" office:value="42908601.729999997" table:style-name="ce17">
            <text:p>42.908.602<text:s/></text:p>
          </table:table-cell>
          <table:table-cell office:value-type="float" office:value="492281837.22000003" table:style-name="ce17">
            <text:p>492.281.837<text:s/></text:p>
          </table:table-cell>
          <table:table-cell office:value-type="float" office:value="53645934.299999997" table:style-name="ce17">
            <text:p>53.645.934<text:s/></text:p>
          </table:table-cell>
          <table:table-cell office:value-type="float" office:value="75914474.280000001" table:style-name="ce17">
            <text:p>75.914.474<text:s/></text:p>
          </table:table-cell>
          <table:table-cell office:value-type="float" office:value="84378115.519999996" table:style-name="ce17">
            <text:p>84.378.116<text:s/></text:p>
          </table:table-cell>
          <table:table-cell office:value-type="float" office:value="66125494.5" table:style-name="ce17">
            <text:p>66.125.495<text:s/></text:p>
          </table:table-cell>
          <table:table-cell office:value-type="float" office:value="145827907.08000001" table:style-name="ce17">
            <text:p>145.827.907<text:s/></text:p>
          </table:table-cell>
          <table:table-cell office:value-type="float" office:value="29673518.940000001" table:style-name="ce17">
            <text:p>29.673.519<text:s/></text:p>
          </table:table-cell>
          <table:table-cell office:value-type="float" office:value="364452427.98000002" table:style-name="ce17">
            <text:p>364.452.428<text:s/></text:p>
          </table:table-cell>
          <table:table-cell office:value-type="float" office:value="1159095794.8699999" table:style-name="ce17">
            <text:p>1.159.095.795<text:s/></text:p>
          </table:table-cell>
          <table:table-cell office:value-type="float" office:value="54299980.68" table:style-name="ce17">
            <text:p>54.299.981<text:s/></text:p>
          </table:table-cell>
          <table:table-cell office:value-type="float" office:value="23102046.93" table:style-name="ce17">
            <text:p>23.102.047<text:s/></text:p>
          </table:table-cell>
          <table:table-cell office:value-type="float" office:value="8472969.8499999996" table:style-name="ce17">
            <text:p>8.472.970<text:s/></text:p>
          </table:table-cell>
          <table:table-cell office:value-type="float" office:value="434663165.26999998" table:style-name="ce17">
            <text:p>434.663.165<text:s/></text:p>
          </table:table-cell>
          <table:table-cell office:value-type="float" office:value="232508292.16" table:style-name="ce17">
            <text:p>232.508.292<text:s/></text:p>
          </table:table-cell>
          <table:table-cell office:value-type="float" office:value="28810419.129999999" table:style-name="ce17">
            <text:p>28.810.419<text:s/></text:p>
          </table:table-cell>
          <table:table-cell office:value-type="float" office:value="3207178257.5999999" table:style-name="ce17">
            <text:p>3.207.178.258<text:s/></text:p>
          </table:table-cell>
          <table:table-cell office:value-type="float" office:value="14483991.5" table:style-name="ce17">
            <text:p>14.483.992<text:s/></text:p>
          </table:table-cell>
          <table:table-cell office:value-type="float" office:value="11246525501.339998" table:style-name="ce18">
            <text:p>11.246.525.50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530627.31999999995" table:style-name="ce17">
            <text:p>530.627<text:s/></text:p>
          </table:table-cell>
          <table:table-cell office:value-type="float" office:value="3188176.19" table:style-name="ce17">
            <text:p>3.188.176<text:s/></text:p>
          </table:table-cell>
          <table:table-cell office:value-type="float" office:value="9062989.5500000007" table:style-name="ce17">
            <text:p>9.062.990<text:s/></text:p>
          </table:table-cell>
          <table:table-cell office:value-type="float" office:value="90601.17" table:style-name="ce17">
            <text:p>90.601<text:s/></text:p>
          </table:table-cell>
          <table:table-cell office:value-type="float" office:value="14724422.369999999" table:style-name="ce17">
            <text:p>14.724.422<text:s/></text:p>
          </table:table-cell>
          <table:table-cell office:value-type="float" office:value="33179105.510000002" table:style-name="ce17">
            <text:p>33.179.106<text:s/></text:p>
          </table:table-cell>
          <table:table-cell office:value-type="float" office:value="793922636.03999996" table:style-name="ce17">
            <text:p>793.922.636<text:s/></text:p>
          </table:table-cell>
          <table:table-cell office:value-type="float" office:value="16984781.75" table:style-name="ce17">
            <text:p>16.984.782<text:s/></text:p>
          </table:table-cell>
          <table:table-cell office:value-type="float" office:value="11253266.460000001" table:style-name="ce17">
            <text:p>11.253.266<text:s/></text:p>
          </table:table-cell>
          <table:table-cell office:value-type="float" office:value="1404625.58" table:style-name="ce17">
            <text:p>1.404.626<text:s/></text:p>
          </table:table-cell>
          <table:table-cell office:value-type="float" office:value="185438915.52000001" table:style-name="ce17">
            <text:p>185.438.916<text:s/></text:p>
          </table:table-cell>
          <table:table-cell office:value-type="float" office:value="5163952.2" table:style-name="ce17">
            <text:p>5.163.952<text:s/></text:p>
          </table:table-cell>
          <table:table-cell office:value-type="float" office:value="9483091.5500000007" table:style-name="ce17">
            <text:p>9.483.092<text:s/></text:p>
          </table:table-cell>
          <table:table-cell office:value-type="float" office:value="6179959.3099999996" table:style-name="ce17">
            <text:p>6.179.959<text:s/></text:p>
          </table:table-cell>
          <table:table-cell office:value-type="float" office:value="2674507.02" table:style-name="ce17">
            <text:p>2.674.507<text:s/></text:p>
          </table:table-cell>
          <table:table-cell office:value-type="float" office:value="16774637.189999999" table:style-name="ce17">
            <text:p>16.774.637<text:s/></text:p>
          </table:table-cell>
          <table:table-cell office:value-type="float" office:value="1625502.56" table:style-name="ce17">
            <text:p>1.625.503<text:s/></text:p>
          </table:table-cell>
          <table:table-cell office:value-type="float" office:value="69798339.420000002" table:style-name="ce17">
            <text:p>69.798.339<text:s/></text:p>
          </table:table-cell>
          <table:table-cell office:value-type="float" office:value="2947702381.46" table:style-name="ce17">
            <text:p>2.947.702.381<text:s/></text:p>
          </table:table-cell>
          <table:table-cell office:value-type="float" office:value="1973320.23" table:style-name="ce17">
            <text:p>1.973.320<text:s/></text:p>
          </table:table-cell>
          <table:table-cell office:value-type="float" office:value="2024243.37" table:style-name="ce17">
            <text:p>2.024.243<text:s/></text:p>
          </table:table-cell>
          <table:table-cell office:value-type="float" office:value="150831.78" table:style-name="ce17">
            <text:p>150.832<text:s/></text:p>
          </table:table-cell>
          <table:table-cell office:value-type="float" office:value="135561300.24000001" table:style-name="ce17">
            <text:p>135.561.300<text:s/></text:p>
          </table:table-cell>
          <table:table-cell office:value-type="float" office:value="52915822.899999999" table:style-name="ce17">
            <text:p>52.915.823<text:s/></text:p>
          </table:table-cell>
          <table:table-cell office:value-type="float" office:value="3135802.38" table:style-name="ce17">
            <text:p>3.135.802<text:s/></text:p>
          </table:table-cell>
          <table:table-cell office:value-type="float" office:value="5616787805.1499996" table:style-name="ce17">
            <text:p>5.616.787.805<text:s/></text:p>
          </table:table-cell>
          <table:table-cell office:value-type="float" office:value="1072531.2" table:style-name="ce17">
            <text:p>1.072.531<text:s/></text:p>
          </table:table-cell>
          <table:table-cell office:value-type="float" office:value="9942804175.4200001" table:style-name="ce18">
            <text:p>9.942.804.17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469473.12" table:style-name="ce17">
            <text:p>469.473<text:s/></text:p>
          </table:table-cell>
          <table:table-cell office:value-type="float" office:value="700183.25" table:style-name="ce17">
            <text:p>700.183<text:s/></text:p>
          </table:table-cell>
          <table:table-cell office:value-type="float" office:value="28215279.359999999" table:style-name="ce17">
            <text:p>28.215.279<text:s/></text:p>
          </table:table-cell>
          <table:table-cell office:value-type="float" office:value="68791.89" table:style-name="ce17">
            <text:p>68.792<text:s/></text:p>
          </table:table-cell>
          <table:table-cell office:value-type="float" office:value="22795535.23" table:style-name="ce17">
            <text:p>22.795.535<text:s/></text:p>
          </table:table-cell>
          <table:table-cell office:value-type="float" office:value="14867967.060000001" table:style-name="ce17">
            <text:p>14.867.967<text:s/></text:p>
          </table:table-cell>
          <table:table-cell office:value-type="float" office:value="374812782.22000003" table:style-name="ce17">
            <text:p>374.812.782<text:s/></text:p>
          </table:table-cell>
          <table:table-cell office:value-type="float" office:value="25978970.66" table:style-name="ce17">
            <text:p>25.978.971<text:s/></text:p>
          </table:table-cell>
          <table:table-cell office:value-type="float" office:value="3902622.69" table:style-name="ce17">
            <text:p>3.902.623<text:s/></text:p>
          </table:table-cell>
          <table:table-cell office:value-type="float" office:value="1048393.44" table:style-name="ce17">
            <text:p>1.048.393<text:s/></text:p>
          </table:table-cell>
          <table:table-cell office:value-type="float" office:value="150466021.5" table:style-name="ce17">
            <text:p>150.466.022<text:s/></text:p>
          </table:table-cell>
          <table:table-cell office:value-type="float" office:value="8917065.5800000001" table:style-name="ce17">
            <text:p>8.917.066<text:s/></text:p>
          </table:table-cell>
          <table:table-cell office:value-type="float" office:value="4677814.37" table:style-name="ce17">
            <text:p>4.677.814<text:s/></text:p>
          </table:table-cell>
          <table:table-cell office:value-type="float" office:value="3159251.86" table:style-name="ce17">
            <text:p>3.159.252<text:s/></text:p>
          </table:table-cell>
          <table:table-cell office:value-type="float" office:value="938168.33" table:style-name="ce17">
            <text:p>938.168<text:s/></text:p>
          </table:table-cell>
          <table:table-cell office:value-type="float" office:value="7884027.4800000004" table:style-name="ce17">
            <text:p>7.884.027<text:s/></text:p>
          </table:table-cell>
          <table:table-cell office:value-type="float" office:value="100208.65" table:style-name="ce17">
            <text:p>100.209<text:s/></text:p>
          </table:table-cell>
          <table:table-cell office:value-type="float" office:value="72129772.609999999" table:style-name="ce17">
            <text:p>72.129.773<text:s/></text:p>
          </table:table-cell>
          <table:table-cell office:value-type="float" office:value="619549483.77999997" table:style-name="ce17">
            <text:p>619.549.484<text:s/></text:p>
          </table:table-cell>
          <table:table-cell office:value-type="float" office:value="1015757.16" table:style-name="ce17">
            <text:p>1.015.757<text:s/></text:p>
          </table:table-cell>
          <table:table-cell office:value-type="float" office:value="958342.57" table:style-name="ce17">
            <text:p>958.343<text:s/></text:p>
          </table:table-cell>
          <table:table-cell office:value-type="float" office:value="25284.97" table:style-name="ce17">
            <text:p>25.285<text:s/></text:p>
          </table:table-cell>
          <table:table-cell office:value-type="float" office:value="73931759.019999996" table:style-name="ce17">
            <text:p>73.931.759<text:s/></text:p>
          </table:table-cell>
          <table:table-cell office:value-type="float" office:value="21495972.300000001" table:style-name="ce17">
            <text:p>21.495.972<text:s/></text:p>
          </table:table-cell>
          <table:table-cell office:value-type="float" office:value="430335.9" table:style-name="ce17">
            <text:p>430.336<text:s/></text:p>
          </table:table-cell>
          <table:table-cell office:value-type="float" office:value="3826409099.2399998" table:style-name="ce17">
            <text:p>3.826.409.099<text:s/></text:p>
          </table:table-cell>
          <table:table-cell office:value-type="float" office:value="927960.07" table:style-name="ce17">
            <text:p>927.960<text:s/></text:p>
          </table:table-cell>
          <table:table-cell office:value-type="float" office:value="5265876324.3099995" table:style-name="ce18">
            <text:p>5.265.876.32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1051993.02" table:style-name="ce17">
            <text:p>1.051.993<text:s/></text:p>
          </table:table-cell>
          <table:table-cell office:value-type="float" office:value="2233083.65" table:style-name="ce17">
            <text:p>2.233.084<text:s/></text:p>
          </table:table-cell>
          <table:table-cell office:value-type="float" office:value="5978701.0199999996" table:style-name="ce17">
            <text:p>5.978.701<text:s/></text:p>
          </table:table-cell>
          <table:table-cell office:value-type="float" office:value="505875.25" table:style-name="ce17">
            <text:p>505.875<text:s/></text:p>
          </table:table-cell>
          <table:table-cell office:value-type="float" office:value="14442609.479999999" table:style-name="ce17">
            <text:p>14.442.609<text:s/></text:p>
          </table:table-cell>
          <table:table-cell office:value-type="float" office:value="13952560.100000001" table:style-name="ce17">
            <text:p>13.952.560<text:s/></text:p>
          </table:table-cell>
          <table:table-cell office:value-type="float" office:value="160431331.03" table:style-name="ce17">
            <text:p>160.431.331<text:s/></text:p>
          </table:table-cell>
          <table:table-cell office:value-type="float" office:value="8996868.370000001" table:style-name="ce17">
            <text:p>8.996.868<text:s/></text:p>
          </table:table-cell>
          <table:table-cell office:value-type="float" office:value="8428915.6600000001" table:style-name="ce17">
            <text:p>8.428.916<text:s/></text:p>
          </table:table-cell>
          <table:table-cell office:value-type="float" office:value="3126181.43" table:style-name="ce17">
            <text:p>3.126.181<text:s/></text:p>
          </table:table-cell>
          <table:table-cell office:value-type="float" office:value="39840589.5" table:style-name="ce17">
            <text:p>39.840.590<text:s/></text:p>
          </table:table-cell>
          <table:table-cell office:value-type="float" office:value="2871702.0300000003" table:style-name="ce17">
            <text:p>2.871.702<text:s/></text:p>
          </table:table-cell>
          <table:table-cell office:value-type="float" office:value="4658902.3100000005" table:style-name="ce17">
            <text:p>4.658.902<text:s/></text:p>
          </table:table-cell>
          <table:table-cell office:value-type="float" office:value="5249802.51" table:style-name="ce17">
            <text:p>5.249.803<text:s/></text:p>
          </table:table-cell>
          <table:table-cell office:value-type="float" office:value="2347798.42" table:style-name="ce17">
            <text:p>2.347.798<text:s/></text:p>
          </table:table-cell>
          <table:table-cell office:value-type="float" office:value="11264728.810000002" table:style-name="ce17">
            <text:p>11.264.729<text:s/></text:p>
          </table:table-cell>
          <table:table-cell office:value-type="float" office:value="2080312.2399999998" table:style-name="ce17">
            <text:p>2.080.312<text:s/></text:p>
          </table:table-cell>
          <table:table-cell office:value-type="float" office:value="28922860.870000001" table:style-name="ce17">
            <text:p>28.922.861<text:s/></text:p>
          </table:table-cell>
          <table:table-cell office:value-type="float" office:value="107582967.23999999" table:style-name="ce17">
            <text:p>107.582.967<text:s/></text:p>
          </table:table-cell>
          <table:table-cell office:value-type="float" office:value="1971411.96" table:style-name="ce17">
            <text:p>1.971.412<text:s/></text:p>
          </table:table-cell>
          <table:table-cell office:value-type="float" office:value="1498299.0299999998" table:style-name="ce17">
            <text:p>1.498.299<text:s/></text:p>
          </table:table-cell>
          <table:table-cell office:value-type="float" office:value="493179.02" table:style-name="ce17">
            <text:p>493.179<text:s/></text:p>
          </table:table-cell>
          <table:table-cell office:value-type="float" office:value="39108202.230000004" table:style-name="ce17">
            <text:p>39.108.202<text:s/></text:p>
          </table:table-cell>
          <table:table-cell office:value-type="float" office:value="23893683.699999999" table:style-name="ce17">
            <text:p>23.893.684<text:s/></text:p>
          </table:table-cell>
          <table:table-cell office:value-type="float" office:value="2588707.81" table:style-name="ce17">
            <text:p>2.588.708<text:s/></text:p>
          </table:table-cell>
          <table:table-cell office:value-type="float" office:value="547405421.22000003" table:style-name="ce17">
            <text:p>547.405.421<text:s/></text:p>
          </table:table-cell>
          <table:table-cell office:value-type="float" office:value="2149072.6100000003" table:style-name="ce17">
            <text:p>2.149.073<text:s/></text:p>
          </table:table-cell>
          <table:table-cell office:value-type="float" office:value="1043075760.5200001" table:style-name="ce18">
            <text:p>1.043.075.7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445471.11" table:style-name="ce17">
            <text:p>445.471<text:s/></text:p>
          </table:table-cell>
          <table:table-cell office:value-type="float" office:value="785483.73" table:style-name="ce17">
            <text:p>785.484<text:s/></text:p>
          </table:table-cell>
          <table:table-cell office:value-type="float" office:value="11537269.359999999" table:style-name="ce17">
            <text:p>11.537.269<text:s/></text:p>
          </table:table-cell>
          <table:table-cell office:value-type="float" office:value="229636.21" table:style-name="ce17">
            <text:p>229.636<text:s/></text:p>
          </table:table-cell>
          <table:table-cell office:value-type="float" office:value="7959142.3499999996" table:style-name="ce17">
            <text:p>7.959.142<text:s/></text:p>
          </table:table-cell>
          <table:table-cell office:value-type="float" office:value="5286003.2" table:style-name="ce17">
            <text:p>5.286.003<text:s/></text:p>
          </table:table-cell>
          <table:table-cell office:value-type="float" office:value="622219339.09000003" table:style-name="ce17">
            <text:p>622.219.339<text:s/></text:p>
          </table:table-cell>
          <table:table-cell office:value-type="float" office:value="17484635.760000002" table:style-name="ce17">
            <text:p>17.484.636<text:s/></text:p>
          </table:table-cell>
          <table:table-cell office:value-type="float" office:value="14691146.880000001" table:style-name="ce17">
            <text:p>14.691.147<text:s/></text:p>
          </table:table-cell>
          <table:table-cell office:value-type="float" office:value="654298.97" table:style-name="ce17">
            <text:p>654.299<text:s/></text:p>
          </table:table-cell>
          <table:table-cell office:value-type="float" office:value="98000014.640000001" table:style-name="ce17">
            <text:p>98.000.015<text:s/></text:p>
          </table:table-cell>
          <table:table-cell office:value-type="float" office:value="9216011.1899999995" table:style-name="ce17">
            <text:p>9.216.011<text:s/></text:p>
          </table:table-cell>
          <table:table-cell office:value-type="float" office:value="21637436.989999998" table:style-name="ce17">
            <text:p>21.637.437<text:s/></text:p>
          </table:table-cell>
          <table:table-cell office:value-type="float" office:value="86778522.709999993" table:style-name="ce17">
            <text:p>86.778.523<text:s/></text:p>
          </table:table-cell>
          <table:table-cell office:value-type="float" office:value="2201960.9900000002" table:style-name="ce17">
            <text:p>2.201.961<text:s/></text:p>
          </table:table-cell>
          <table:table-cell office:value-type="float" office:value="14058101.050000001" table:style-name="ce17">
            <text:p>14.058.101<text:s/></text:p>
          </table:table-cell>
          <table:table-cell office:value-type="float" office:value="245982.15" table:style-name="ce17">
            <text:p>245.982<text:s/></text:p>
          </table:table-cell>
          <table:table-cell office:value-type="float" office:value="97846925.120000005" table:style-name="ce17">
            <text:p>97.846.925<text:s/></text:p>
          </table:table-cell>
          <table:table-cell office:value-type="float" office:value="180193293.58000001" table:style-name="ce17">
            <text:p>180.193.294<text:s/></text:p>
          </table:table-cell>
          <table:table-cell office:value-type="float" office:value="2231210.41" table:style-name="ce17">
            <text:p>2.231.210<text:s/></text:p>
          </table:table-cell>
          <table:table-cell office:value-type="float" office:value="8889135.9900000002" table:style-name="ce17">
            <text:p>8.889.136<text:s/></text:p>
          </table:table-cell>
          <table:table-cell office:value-type="float" office:value="47705.19" table:style-name="ce17">
            <text:p>47.705<text:s/></text:p>
          </table:table-cell>
          <table:table-cell office:value-type="float" office:value="136161297.5" table:style-name="ce17">
            <text:p>136.161.298<text:s/></text:p>
          </table:table-cell>
          <table:table-cell office:value-type="float" office:value="37521311.409999996" table:style-name="ce17">
            <text:p>37.521.311<text:s/></text:p>
          </table:table-cell>
          <table:table-cell office:value-type="float" office:value="5965013.8099999996" table:style-name="ce17">
            <text:p>5.965.014<text:s/></text:p>
          </table:table-cell>
          <table:table-cell office:value-type="float" office:value="2718085324.2800002" table:style-name="ce17">
            <text:p>2.718.085.324<text:s/></text:p>
          </table:table-cell>
          <table:table-cell office:value-type="float" office:value="248143.8" table:style-name="ce17">
            <text:p>248.144<text:s/></text:p>
          </table:table-cell>
          <table:table-cell office:value-type="float" office:value="4100619817.4700007" table:style-name="ce18">
            <text:p>4.100.619.81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60631.94" table:style-name="ce17">
            <text:p>60.632<text:s/></text:p>
          </table:table-cell>
          <table:table-cell office:value-type="float" office:value="347409.81" table:style-name="ce17">
            <text:p>347.410<text:s/></text:p>
          </table:table-cell>
          <table:table-cell office:value-type="float" office:value="190613.37" table:style-name="ce17">
            <text:p>190.613<text:s/></text:p>
          </table:table-cell>
          <table:table-cell office:value-type="float" office:value="24608.93" table:style-name="ce17">
            <text:p>24.609<text:s/></text:p>
          </table:table-cell>
          <table:table-cell office:value-type="float" office:value="3372069.95" table:style-name="ce17">
            <text:p>3.372.070<text:s/></text:p>
          </table:table-cell>
          <table:table-cell office:value-type="float" office:value="226949.32" table:style-name="ce17">
            <text:p>226.949<text:s/></text:p>
          </table:table-cell>
          <table:table-cell office:value-type="float" office:value="157521.48000000001" table:style-name="ce17">
            <text:p>157.521<text:s/></text:p>
          </table:table-cell>
          <table:table-cell office:value-type="float" office:value="400773.73" table:style-name="ce17">
            <text:p>400.774<text:s/></text:p>
          </table:table-cell>
          <table:table-cell office:value-type="float" office:value="16064228.98" table:style-name="ce17">
            <text:p>16.064.229<text:s/></text:p>
          </table:table-cell>
          <table:table-cell office:value-type="float" office:value="498847.66" table:style-name="ce17">
            <text:p>498.848<text:s/></text:p>
          </table:table-cell>
          <table:table-cell office:value-type="float" office:value="9696022.1300000008" table:style-name="ce17">
            <text:p>9.696.022<text:s/></text:p>
          </table:table-cell>
          <table:table-cell office:value-type="float" office:value="32981053.66" table:style-name="ce17">
            <text:p>32.981.054<text:s/></text:p>
          </table:table-cell>
          <table:table-cell office:value-type="float" office:value="20731639.52" table:style-name="ce17">
            <text:p>20.731.640<text:s/></text:p>
          </table:table-cell>
          <table:table-cell office:value-type="float" office:value="3105972.45" table:style-name="ce17">
            <text:p>3.105.972<text:s/></text:p>
          </table:table-cell>
          <table:table-cell office:value-type="float" office:value="227616.49" table:style-name="ce17">
            <text:p>227.616<text:s/></text:p>
          </table:table-cell>
          <table:table-cell office:value-type="float" office:value="1041682.06" table:style-name="ce17">
            <text:p>1.041.682<text:s/></text:p>
          </table:table-cell>
          <table:table-cell office:value-type="float" office:value="1300608.69" table:style-name="ce17">
            <text:p>1.300.609<text:s/></text:p>
          </table:table-cell>
          <table:table-cell office:value-type="float" office:value="10023225.84" table:style-name="ce17">
            <text:p>10.023.226<text:s/></text:p>
          </table:table-cell>
          <table:table-cell office:value-type="float" office:value="841530.37" table:style-name="ce17">
            <text:p>841.530<text:s/></text:p>
          </table:table-cell>
          <table:table-cell office:value-type="float" office:value="217458.62" table:style-name="ce17">
            <text:p>217.459<text:s/></text:p>
          </table:table-cell>
          <table:table-cell office:value-type="float" office:value="731456.21" table:style-name="ce17">
            <text:p>731.456<text:s/></text:p>
          </table:table-cell>
          <table:table-cell office:value-type="float" office:value="103402.07" table:style-name="ce17">
            <text:p>103.402<text:s/></text:p>
          </table:table-cell>
          <table:table-cell office:value-type="float" office:value="12250616.710000001" table:style-name="ce17">
            <text:p>12.250.617<text:s/></text:p>
          </table:table-cell>
          <table:table-cell office:value-type="float" office:value="1159282.7" table:style-name="ce17">
            <text:p>1.159.283<text:s/></text:p>
          </table:table-cell>
          <table:table-cell office:value-type="float" office:value="360555.53" table:style-name="ce17">
            <text:p>360.556<text:s/></text:p>
          </table:table-cell>
          <table:table-cell office:value-type="float" office:value="21455226.030000001" table:style-name="ce17">
            <text:p>21.455.226<text:s/></text:p>
          </table:table-cell>
          <table:table-cell office:value-type="float" office:value="2106342.09" table:style-name="ce17">
            <text:p>2.106.342<text:s/></text:p>
          </table:table-cell>
          <table:table-cell office:value-type="float" office:value="139677346.34" table:style-name="ce18">
            <text:p>139.677.3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0756854.77" table:style-name="ce17">
            <text:p>10.756.855<text:s/></text:p>
          </table:table-cell>
          <table:table-cell office:value-type="float" office:value="65547814.549999997" table:style-name="ce17">
            <text:p>65.547.815<text:s/></text:p>
          </table:table-cell>
          <table:table-cell office:value-type="float" office:value="424887736.22000003" table:style-name="ce17">
            <text:p>424.887.736<text:s/></text:p>
          </table:table-cell>
          <table:table-cell office:value-type="float" office:value="9854878.6199999992" table:style-name="ce17">
            <text:p>9.854.879<text:s/></text:p>
          </table:table-cell>
          <table:table-cell office:value-type="float" office:value="475725962.13999999" table:style-name="ce17">
            <text:p>475.725.962<text:s/></text:p>
          </table:table-cell>
          <table:table-cell office:value-type="float" office:value="382392802.69999999" table:style-name="ce17">
            <text:p>382.392.803<text:s/></text:p>
          </table:table-cell>
          <table:table-cell office:value-type="float" office:value="797594286.12" table:style-name="ce17">
            <text:p>797.594.286<text:s/></text:p>
          </table:table-cell>
          <table:table-cell office:value-type="float" office:value="353816915.41000003" table:style-name="ce17">
            <text:p>353.816.915<text:s/></text:p>
          </table:table-cell>
          <table:table-cell office:value-type="float" office:value="237714268.77000001" table:style-name="ce17">
            <text:p>237.714.269<text:s/></text:p>
          </table:table-cell>
          <table:table-cell office:value-type="float" office:value="221142670.34999999" table:style-name="ce17">
            <text:p>221.142.670<text:s/></text:p>
          </table:table-cell>
          <table:table-cell office:value-type="float" office:value="1023020601.9299999" table:style-name="ce17">
            <text:p>1.023.020.602<text:s/></text:p>
          </table:table-cell>
          <table:table-cell office:value-type="float" office:value="101878863.25" table:style-name="ce17">
            <text:p>101.878.863<text:s/></text:p>
          </table:table-cell>
          <table:table-cell office:value-type="float" office:value="162765079.84999999" table:style-name="ce17">
            <text:p>162.765.080<text:s/></text:p>
          </table:table-cell>
          <table:table-cell office:value-type="float" office:value="174183211.27000001" table:style-name="ce17">
            <text:p>174.183.211<text:s/></text:p>
          </table:table-cell>
          <table:table-cell office:value-type="float" office:value="85161222.370000005" table:style-name="ce17">
            <text:p>85.161.222<text:s/></text:p>
          </table:table-cell>
          <table:table-cell office:value-type="float" office:value="506439487.58999997" table:style-name="ce17">
            <text:p>506.439.488<text:s/></text:p>
          </table:table-cell>
          <table:table-cell office:value-type="float" office:value="46814541.759999998" table:style-name="ce17">
            <text:p>46.814.542<text:s/></text:p>
          </table:table-cell>
          <table:table-cell office:value-type="float" office:value="1274837545.49" table:style-name="ce17">
            <text:p>1.274.837.545<text:s/></text:p>
          </table:table-cell>
          <table:table-cell office:value-type="float" office:value="4055048385.0100002" table:style-name="ce17">
            <text:p>4.055.048.385<text:s/></text:p>
          </table:table-cell>
          <table:table-cell office:value-type="float" office:value="80923004.560000002" table:style-name="ce17">
            <text:p>80.923.005<text:s/></text:p>
          </table:table-cell>
          <table:table-cell office:value-type="float" office:value="37037469.399999999" table:style-name="ce17">
            <text:p>37.037.469<text:s/></text:p>
          </table:table-cell>
          <table:table-cell office:value-type="float" office:value="11061030.77" table:style-name="ce17">
            <text:p>11.061.031<text:s/></text:p>
          </table:table-cell>
          <table:table-cell office:value-type="float" office:value="1047570414.04" table:style-name="ce17">
            <text:p>1.047.570.414<text:s/></text:p>
          </table:table-cell>
          <table:table-cell office:value-type="float" office:value="1149293170.3599999" table:style-name="ce17">
            <text:p>1.149.293.170<text:s/></text:p>
          </table:table-cell>
          <table:table-cell office:value-type="float" office:value="40422374.609999999" table:style-name="ce17">
            <text:p>40.422.375<text:s/></text:p>
          </table:table-cell>
          <table:table-cell office:value-type="float" office:value="8220672967.4899998" table:style-name="ce17">
            <text:p>8.220.672.967<text:s/></text:p>
          </table:table-cell>
          <table:table-cell office:value-type="float" office:value="28890286.719999999" table:style-name="ce17">
            <text:p>28.890.287<text:s/></text:p>
          </table:table-cell>
          <table:table-cell office:value-type="float" office:value="21025453846.120003" table:style-name="ce18">
            <text:p>21.025.453.8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5608.79" table:style-name="ce17">
            <text:p>15.609<text:s/></text:p>
          </table:table-cell>
          <table:table-cell office:value-type="float" office:value="55573.27" table:style-name="ce17">
            <text:p>55.573<text:s/></text:p>
          </table:table-cell>
          <table:table-cell office:value-type="float" office:value="969921.16" table:style-name="ce17">
            <text:p>969.921<text:s/></text:p>
          </table:table-cell>
          <table:table-cell office:value-type="float" office:value="22596.93" table:style-name="ce17">
            <text:p>22.597<text:s/></text:p>
          </table:table-cell>
          <table:table-cell office:value-type="float" office:value="1278601.28" table:style-name="ce17">
            <text:p>1.278.601<text:s/></text:p>
          </table:table-cell>
          <table:table-cell office:value-type="float" office:value="22364979.91" table:style-name="ce17">
            <text:p>22.364.980<text:s/></text:p>
          </table:table-cell>
          <table:table-cell office:value-type="float" office:value="214896623.22999999" table:style-name="ce17">
            <text:p>214.896.623<text:s/></text:p>
          </table:table-cell>
          <table:table-cell office:value-type="float" office:value="6500857.5899999999" table:style-name="ce17">
            <text:p>6.500.858<text:s/></text:p>
          </table:table-cell>
          <table:table-cell office:value-type="float" office:value="478333.61" table:style-name="ce17">
            <text:p>478.334<text:s/></text:p>
          </table:table-cell>
          <table:table-cell office:value-type="float" office:value="31795.85" table:style-name="ce17">
            <text:p>31.796<text:s/></text:p>
          </table:table-cell>
          <table:table-cell office:value-type="float" office:value="35017703.880000003" table:style-name="ce17">
            <text:p>35.017.704<text:s/></text:p>
          </table:table-cell>
          <table:table-cell office:value-type="float" office:value="15072.5" table:style-name="ce17">
            <text:p>15.073<text:s/></text:p>
          </table:table-cell>
          <table:table-cell office:value-type="float" office:value="280436.59000000003" table:style-name="ce17">
            <text:p>280.437<text:s/></text:p>
          </table:table-cell>
          <table:table-cell office:value-type="float" office:value="11634559.23" table:style-name="ce17">
            <text:p>11.634.559<text:s/></text:p>
          </table:table-cell>
          <table:table-cell office:value-type="float" office:value="19104.14" table:style-name="ce17">
            <text:p>19.104<text:s/></text:p>
          </table:table-cell>
          <table:table-cell office:value-type="float" office:value="8762323.8399999999" table:style-name="ce17">
            <text:p>8.762.324<text:s/></text:p>
          </table:table-cell>
          <table:table-cell office:value-type="float" office:value="28920.86" table:style-name="ce17">
            <text:p>28.921<text:s/></text:p>
          </table:table-cell>
          <table:table-cell office:value-type="float" office:value="11737411.970000001" table:style-name="ce17">
            <text:p>11.737.412<text:s/></text:p>
          </table:table-cell>
          <table:table-cell office:value-type="float" office:value="182160755.15000001" table:style-name="ce17">
            <text:p>182.160.755<text:s/></text:p>
          </table:table-cell>
          <table:table-cell office:value-type="float" office:value="93383.86" table:style-name="ce17">
            <text:p>93.384<text:s/></text:p>
          </table:table-cell>
          <table:table-cell office:value-type="float" office:value="227590.68" table:style-name="ce17">
            <text:p>227.591<text:s/></text:p>
          </table:table-cell>
          <table:table-cell office:value-type="float" office:value="3867.8" table:style-name="ce17">
            <text:p>3.868<text:s/></text:p>
          </table:table-cell>
          <table:table-cell office:value-type="float" office:value="25730429.07" table:style-name="ce17">
            <text:p>25.730.429<text:s/></text:p>
          </table:table-cell>
          <table:table-cell office:value-type="float" office:value="1336278.72" table:style-name="ce17">
            <text:p>1.336.279<text:s/></text:p>
          </table:table-cell>
          <table:table-cell office:value-type="float" office:value="2026421.96" table:style-name="ce17">
            <text:p>2.026.422<text:s/></text:p>
          </table:table-cell>
          <table:table-cell office:value-type="float" office:value="686333555.34000003" table:style-name="ce17">
            <text:p>686.333.555<text:s/></text:p>
          </table:table-cell>
          <table:table-cell office:value-type="float" office:value="17031.150000000001" table:style-name="ce17">
            <text:p>17.031<text:s/></text:p>
          </table:table-cell>
          <table:table-cell office:value-type="float" office:value="1212039738.3600001" table:style-name="ce18">
            <text:p>1.212.039.73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0741245.979999999" table:style-name="ce17">
            <text:p>10.741.246<text:s/></text:p>
          </table:table-cell>
          <table:table-cell office:value-type="float" office:value="65492241.279999994" table:style-name="ce17">
            <text:p>65.492.241<text:s/></text:p>
          </table:table-cell>
          <table:table-cell office:value-type="float" office:value="423917815.06" table:style-name="ce17">
            <text:p>423.917.815<text:s/></text:p>
          </table:table-cell>
          <table:table-cell office:value-type="float" office:value="9832281.6900000013" table:style-name="ce17">
            <text:p>9.832.282<text:s/></text:p>
          </table:table-cell>
          <table:table-cell office:value-type="float" office:value="474447360.85999995" table:style-name="ce17">
            <text:p>474.447.361<text:s/></text:p>
          </table:table-cell>
          <table:table-cell office:value-type="float" office:value="360027822.78999996" table:style-name="ce17">
            <text:p>360.027.823<text:s/></text:p>
          </table:table-cell>
          <table:table-cell office:value-type="float" office:value="582697662.8900001" table:style-name="ce17">
            <text:p>582.697.663<text:s/></text:p>
          </table:table-cell>
          <table:table-cell office:value-type="float" office:value="347316057.81999999" table:style-name="ce17">
            <text:p>347.316.058<text:s/></text:p>
          </table:table-cell>
          <table:table-cell office:value-type="float" office:value="237235935.16" table:style-name="ce17">
            <text:p>237.235.935<text:s/></text:p>
          </table:table-cell>
          <table:table-cell office:value-type="float" office:value="221110874.49999997" table:style-name="ce17">
            <text:p>221.110.875<text:s/></text:p>
          </table:table-cell>
          <table:table-cell office:value-type="float" office:value="988002898.05000007" table:style-name="ce17">
            <text:p>988.002.898<text:s/></text:p>
          </table:table-cell>
          <table:table-cell office:value-type="float" office:value="101863790.75" table:style-name="ce17">
            <text:p>101.863.791<text:s/></text:p>
          </table:table-cell>
          <table:table-cell office:value-type="float" office:value="162484643.25999999" table:style-name="ce17">
            <text:p>162.484.643<text:s/></text:p>
          </table:table-cell>
          <table:table-cell office:value-type="float" office:value="162548652.04000002" table:style-name="ce17">
            <text:p>162.548.652<text:s/></text:p>
          </table:table-cell>
          <table:table-cell office:value-type="float" office:value="85142118.230000004" table:style-name="ce17">
            <text:p>85.142.118<text:s/></text:p>
          </table:table-cell>
          <table:table-cell office:value-type="float" office:value="497677163.75000006" table:style-name="ce17">
            <text:p>497.677.164<text:s/></text:p>
          </table:table-cell>
          <table:table-cell office:value-type="float" office:value="46785620.899999999" table:style-name="ce17">
            <text:p>46.785.621<text:s/></text:p>
          </table:table-cell>
          <table:table-cell office:value-type="float" office:value="1263100133.52" table:style-name="ce17">
            <text:p>1.263.100.134<text:s/></text:p>
          </table:table-cell>
          <table:table-cell office:value-type="float" office:value="3872887629.8600001" table:style-name="ce17">
            <text:p>3.872.887.630<text:s/></text:p>
          </table:table-cell>
          <table:table-cell office:value-type="float" office:value="80829620.699999988" table:style-name="ce17">
            <text:p>80.829.621<text:s/></text:p>
          </table:table-cell>
          <table:table-cell office:value-type="float" office:value="36809878.720000006" table:style-name="ce17">
            <text:p>36.809.879<text:s/></text:p>
          </table:table-cell>
          <table:table-cell office:value-type="float" office:value="11057162.970000001" table:style-name="ce17">
            <text:p>11.057.163<text:s/></text:p>
          </table:table-cell>
          <table:table-cell office:value-type="float" office:value="1021839984.97" table:style-name="ce17">
            <text:p>1.021.839.985<text:s/></text:p>
          </table:table-cell>
          <table:table-cell office:value-type="float" office:value="1147956891.6400001" table:style-name="ce17">
            <text:p>1.147.956.892<text:s/></text:p>
          </table:table-cell>
          <table:table-cell office:value-type="float" office:value="38395952.650000006" table:style-name="ce17">
            <text:p>38.395.953<text:s/></text:p>
          </table:table-cell>
          <table:table-cell office:value-type="float" office:value="7534339412.1499996" table:style-name="ce17">
            <text:p>7.534.339.412<text:s/></text:p>
          </table:table-cell>
          <table:table-cell office:value-type="float" office:value="28873255.57" table:style-name="ce17">
            <text:p>28.873.256<text:s/></text:p>
          </table:table-cell>
          <table:table-cell office:value-type="float" office:value="19813414107.759998" table:style-name="ce18">
            <text:p>19.813.414.1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5055353.45" table:style-name="ce17">
            <text:p>5.055.353<text:s/></text:p>
          </table:table-cell>
          <table:table-cell office:value-type="float" office:value="18889879.379999999" table:style-name="ce17">
            <text:p>18.889.879<text:s/></text:p>
          </table:table-cell>
          <table:table-cell office:value-type="float" office:value="87859575.769999996" table:style-name="ce17">
            <text:p>87.859.576<text:s/></text:p>
          </table:table-cell>
          <table:table-cell office:value-type="float" office:value="3475006.11" table:style-name="ce17">
            <text:p>3.475.006<text:s/></text:p>
          </table:table-cell>
          <table:table-cell office:value-type="float" office:value="174201702.94" table:style-name="ce17">
            <text:p>174.201.703<text:s/></text:p>
          </table:table-cell>
          <table:table-cell office:value-type="float" office:value="108090598.56999999" table:style-name="ce17">
            <text:p>108.090.599<text:s/></text:p>
          </table:table-cell>
          <table:table-cell office:value-type="float" office:value="433271005.69999999" table:style-name="ce17">
            <text:p>433.271.006<text:s/></text:p>
          </table:table-cell>
          <table:table-cell office:value-type="float" office:value="97832901.700000003" table:style-name="ce17">
            <text:p>97.832.902<text:s/></text:p>
          </table:table-cell>
          <table:table-cell office:value-type="float" office:value="97331963.150000006" table:style-name="ce17">
            <text:p>97.331.963<text:s/></text:p>
          </table:table-cell>
          <table:table-cell office:value-type="float" office:value="55362660.950000003" table:style-name="ce17">
            <text:p>55.362.661<text:s/></text:p>
          </table:table-cell>
          <table:table-cell office:value-type="float" office:value="321446643.16000003" table:style-name="ce17">
            <text:p>321.446.643<text:s/></text:p>
          </table:table-cell>
          <table:table-cell office:value-type="float" office:value="35689675.090000004" table:style-name="ce17">
            <text:p>35.689.675<text:s/></text:p>
          </table:table-cell>
          <table:table-cell office:value-type="float" office:value="67850770.879999995" table:style-name="ce17">
            <text:p>67.850.771<text:s/></text:p>
          </table:table-cell>
          <table:table-cell office:value-type="float" office:value="61859681.310000002" table:style-name="ce17">
            <text:p>61.859.681<text:s/></text:p>
          </table:table-cell>
          <table:table-cell office:value-type="float" office:value="31371942.739999998" table:style-name="ce17">
            <text:p>31.371.943<text:s/></text:p>
          </table:table-cell>
          <table:table-cell office:value-type="float" office:value="139788469.31" table:style-name="ce17">
            <text:p>139.788.469<text:s/></text:p>
          </table:table-cell>
          <table:table-cell office:value-type="float" office:value="14273324.07" table:style-name="ce17">
            <text:p>14.273.324<text:s/></text:p>
          </table:table-cell>
          <table:table-cell office:value-type="float" office:value="332430408.86000001" table:style-name="ce17">
            <text:p>332.430.409<text:s/></text:p>
          </table:table-cell>
          <table:table-cell office:value-type="float" office:value="975444067.98000002" table:style-name="ce17">
            <text:p>975.444.068<text:s/></text:p>
          </table:table-cell>
          <table:table-cell office:value-type="float" office:value="25025064.120000001" table:style-name="ce17">
            <text:p>25.025.064<text:s/></text:p>
          </table:table-cell>
          <table:table-cell office:value-type="float" office:value="15829221.75" table:style-name="ce17">
            <text:p>15.829.222<text:s/></text:p>
          </table:table-cell>
          <table:table-cell office:value-type="float" office:value="5560535.8600000003" table:style-name="ce17">
            <text:p>5.560.536<text:s/></text:p>
          </table:table-cell>
          <table:table-cell office:value-type="float" office:value="288802618.25" table:style-name="ce17">
            <text:p>288.802.618<text:s/></text:p>
          </table:table-cell>
          <table:table-cell office:value-type="float" office:value="287384133.38" table:style-name="ce17">
            <text:p>287.384.133<text:s/></text:p>
          </table:table-cell>
          <table:table-cell office:value-type="float" office:value="17768731.800000001" table:style-name="ce17">
            <text:p>17.768.732<text:s/></text:p>
          </table:table-cell>
          <table:table-cell office:value-type="float" office:value="2025233425.4200001" table:style-name="ce17">
            <text:p>2.025.233.425<text:s/></text:p>
          </table:table-cell>
          <table:table-cell office:value-type="float" office:value="12986790.24" table:style-name="ce17">
            <text:p>12.986.790<text:s/></text:p>
          </table:table-cell>
          <table:table-cell office:value-type="float" office:value="5740116151.9400005" table:style-name="ce18">
            <text:p>5.740.116.15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2528.71" table:style-name="ce17">
            <text:p>2.529<text:s/></text:p>
          </table:table-cell>
          <table:table-cell office:value-type="float" office:value="9277.92" table:style-name="ce17">
            <text:p>9.278<text:s/></text:p>
          </table:table-cell>
          <table:table-cell office:value-type="float" office:value="157571.24" table:style-name="ce17">
            <text:p>157.571<text:s/></text:p>
          </table:table-cell>
          <table:table-cell office:value-type="float" office:value="3672" table:style-name="ce17">
            <text:p>3.672<text:s/></text:p>
          </table:table-cell>
          <table:table-cell office:value-type="float" office:value="206532.29" table:style-name="ce17">
            <text:p>206.532<text:s/></text:p>
          </table:table-cell>
          <table:table-cell office:value-type="float" office:value="3641704.39" table:style-name="ce17">
            <text:p>3.641.704<text:s/></text:p>
          </table:table-cell>
          <table:table-cell office:value-type="float" office:value="36665200.880000003" table:style-name="ce17">
            <text:p>36.665.201<text:s/></text:p>
          </table:table-cell>
          <table:table-cell office:value-type="float" office:value="1008579.68" table:style-name="ce17">
            <text:p>1.008.580<text:s/></text:p>
          </table:table-cell>
          <table:table-cell office:value-type="float" office:value="75998.8" table:style-name="ce17">
            <text:p>75.999<text:s/></text:p>
          </table:table-cell>
          <table:table-cell office:value-type="float" office:value="5146.8900000000003" table:style-name="ce17">
            <text:p>5.147<text:s/></text:p>
          </table:table-cell>
          <table:table-cell office:value-type="float" office:value="5702176.2599999998" table:style-name="ce17">
            <text:p>5.702.176<text:s/></text:p>
          </table:table-cell>
          <table:table-cell office:value-type="float" office:value="2453.3000000000002" table:style-name="ce17">
            <text:p>2.453<text:s/></text:p>
          </table:table-cell>
          <table:table-cell office:value-type="float" office:value="37250.1" table:style-name="ce17">
            <text:p>37.250<text:s/></text:p>
          </table:table-cell>
          <table:table-cell office:value-type="float" office:value="1896319.17" table:style-name="ce17">
            <text:p>1.896.319<text:s/></text:p>
          </table:table-cell>
          <table:table-cell office:value-type="float" office:value="4007.33" table:style-name="ce17">
            <text:p>4.007<text:s/></text:p>
          </table:table-cell>
          <table:table-cell office:value-type="float" office:value="1424459.04" table:style-name="ce17">
            <text:p>1.424.459<text:s/></text:p>
          </table:table-cell>
          <table:table-cell office:value-type="float" office:value="4549.18" table:style-name="ce17">
            <text:p>4.549<text:s/></text:p>
          </table:table-cell>
          <table:table-cell office:value-type="float" office:value="2071218.76" table:style-name="ce17">
            <text:p>2.071.219<text:s/></text:p>
          </table:table-cell>
          <table:table-cell office:value-type="float" office:value="29122552.84" table:style-name="ce17">
            <text:p>29.122.553<text:s/></text:p>
          </table:table-cell>
          <table:table-cell office:value-type="float" office:value="15212.96" table:style-name="ce17">
            <text:p>15.213<text:s/></text:p>
          </table:table-cell>
          <table:table-cell office:value-type="float" office:value="35773.08" table:style-name="ce17">
            <text:p>35.773<text:s/></text:p>
          </table:table-cell>
          <table:table-cell office:value-type="float" office:value="626.83000000000004" table:style-name="ce17">
            <text:p>627<text:s/></text:p>
          </table:table-cell>
          <table:table-cell office:value-type="float" office:value="4212948.83" table:style-name="ce17">
            <text:p>4.212.949<text:s/></text:p>
          </table:table-cell>
          <table:table-cell office:value-type="float" office:value="227541.59" table:style-name="ce17">
            <text:p>227.542<text:s/></text:p>
          </table:table-cell>
          <table:table-cell office:value-type="float" office:value="340904.4" table:style-name="ce17">
            <text:p>340.904<text:s/></text:p>
          </table:table-cell>
          <table:table-cell office:value-type="float" office:value="111892923.29000001" table:style-name="ce17">
            <text:p>111.892.923<text:s/></text:p>
          </table:table-cell>
          <table:table-cell office:value-type="float" office:value="2889.41" table:style-name="ce17">
            <text:p>2.889<text:s/></text:p>
          </table:table-cell>
          <table:table-cell office:value-type="float" office:value="198770019.16999999" table:style-name="ce18">
            <text:p>198.770.01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5052824.7399999993" table:style-name="ce17">
            <text:p>5.052.825<text:s/></text:p>
          </table:table-cell>
          <table:table-cell office:value-type="float" office:value="18880601.460000001" table:style-name="ce17">
            <text:p>18.880.601<text:s/></text:p>
          </table:table-cell>
          <table:table-cell office:value-type="float" office:value="87702004.530000016" table:style-name="ce17">
            <text:p>87.702.005<text:s/></text:p>
          </table:table-cell>
          <table:table-cell office:value-type="float" office:value="3471334.11" table:style-name="ce17">
            <text:p>3.471.334<text:s/></text:p>
          </table:table-cell>
          <table:table-cell office:value-type="float" office:value="173995170.65000001" table:style-name="ce17">
            <text:p>173.995.171<text:s/></text:p>
          </table:table-cell>
          <table:table-cell office:value-type="float" office:value="104448894.18000001" table:style-name="ce17">
            <text:p>104.448.894<text:s/></text:p>
          </table:table-cell>
          <table:table-cell office:value-type="float" office:value="396605804.81999999" table:style-name="ce17">
            <text:p>396.605.805<text:s/></text:p>
          </table:table-cell>
          <table:table-cell office:value-type="float" office:value="96824322.019999996" table:style-name="ce17">
            <text:p>96.824.322<text:s/></text:p>
          </table:table-cell>
          <table:table-cell office:value-type="float" office:value="97255964.349999994" table:style-name="ce17">
            <text:p>97.255.964<text:s/></text:p>
          </table:table-cell>
          <table:table-cell office:value-type="float" office:value="55357514.060000002" table:style-name="ce17">
            <text:p>55.357.514<text:s/></text:p>
          </table:table-cell>
          <table:table-cell office:value-type="float" office:value="315744466.90000004" table:style-name="ce17">
            <text:p>315.744.467<text:s/></text:p>
          </table:table-cell>
          <table:table-cell office:value-type="float" office:value="35687221.789999999" table:style-name="ce17">
            <text:p>35.687.222<text:s/></text:p>
          </table:table-cell>
          <table:table-cell office:value-type="float" office:value="67813520.780000001" table:style-name="ce17">
            <text:p>67.813.521<text:s/></text:p>
          </table:table-cell>
          <table:table-cell office:value-type="float" office:value="59963362.140000008" table:style-name="ce17">
            <text:p>59.963.362<text:s/></text:p>
          </table:table-cell>
          <table:table-cell office:value-type="float" office:value="31367935.41" table:style-name="ce17">
            <text:p>31.367.935<text:s/></text:p>
          </table:table-cell>
          <table:table-cell office:value-type="float" office:value="138364010.27000001" table:style-name="ce17">
            <text:p>138.364.010<text:s/></text:p>
          </table:table-cell>
          <table:table-cell office:value-type="float" office:value="14268774.889999999" table:style-name="ce17">
            <text:p>14.268.775<text:s/></text:p>
          </table:table-cell>
          <table:table-cell office:value-type="float" office:value="330359190.10000002" table:style-name="ce17">
            <text:p>330.359.190<text:s/></text:p>
          </table:table-cell>
          <table:table-cell office:value-type="float" office:value="946321515.13999987" table:style-name="ce17">
            <text:p>946.321.515<text:s/></text:p>
          </table:table-cell>
          <table:table-cell office:value-type="float" office:value="25009851.160000004" table:style-name="ce17">
            <text:p>25.009.851<text:s/></text:p>
          </table:table-cell>
          <table:table-cell office:value-type="float" office:value="15793448.670000002" table:style-name="ce17">
            <text:p>15.793.449<text:s/></text:p>
          </table:table-cell>
          <table:table-cell office:value-type="float" office:value="5559909.0299999993" table:style-name="ce17">
            <text:p>5.559.909<text:s/></text:p>
          </table:table-cell>
          <table:table-cell office:value-type="float" office:value="284589669.42000002" table:style-name="ce17">
            <text:p>284.589.669<text:s/></text:p>
          </table:table-cell>
          <table:table-cell office:value-type="float" office:value="287156591.79000002" table:style-name="ce17">
            <text:p>287.156.592<text:s/></text:p>
          </table:table-cell>
          <table:table-cell office:value-type="float" office:value="17427827.400000002" table:style-name="ce17">
            <text:p>17.427.827<text:s/></text:p>
          </table:table-cell>
          <table:table-cell office:value-type="float" office:value="1913340502.1299999" table:style-name="ce17">
            <text:p>1.913.340.502<text:s/></text:p>
          </table:table-cell>
          <table:table-cell office:value-type="float" office:value="12983900.829999998" table:style-name="ce17">
            <text:p>12.983.901<text:s/></text:p>
          </table:table-cell>
          <table:table-cell office:value-type="float" office:value="5541346132.7700005" table:style-name="ce18">
            <text:p>5.541.346.1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997956.23" table:style-name="ce17">
            <text:p>3.997.956<text:s/></text:p>
          </table:table-cell>
          <table:table-cell office:value-type="float" office:value="12633232.210000001" table:style-name="ce17">
            <text:p>12.633.232<text:s/></text:p>
          </table:table-cell>
          <table:table-cell office:value-type="float" office:value="111906780.63" table:style-name="ce17">
            <text:p>111.906.781<text:s/></text:p>
          </table:table-cell>
          <table:table-cell office:value-type="float" office:value="3010256.6" table:style-name="ce17">
            <text:p>3.010.257<text:s/></text:p>
          </table:table-cell>
          <table:table-cell office:value-type="float" office:value="98662153.879999995" table:style-name="ce17">
            <text:p>98.662.154<text:s/></text:p>
          </table:table-cell>
          <table:table-cell office:value-type="float" office:value="84372348.019999996" table:style-name="ce17">
            <text:p>84.372.348<text:s/></text:p>
          </table:table-cell>
          <table:table-cell office:value-type="float" office:value="216190961.78" table:style-name="ce17">
            <text:p>216.190.962<text:s/></text:p>
          </table:table-cell>
          <table:table-cell office:value-type="float" office:value="58025186.520000003" table:style-name="ce17">
            <text:p>58.025.187<text:s/></text:p>
          </table:table-cell>
          <table:table-cell office:value-type="float" office:value="74053345.25" table:style-name="ce17">
            <text:p>74.053.345<text:s/></text:p>
          </table:table-cell>
          <table:table-cell office:value-type="float" office:value="23008031.149999999" table:style-name="ce17">
            <text:p>23.008.031<text:s/></text:p>
          </table:table-cell>
          <table:table-cell office:value-type="float" office:value="320212638.18000001" table:style-name="ce17">
            <text:p>320.212.638<text:s/></text:p>
          </table:table-cell>
          <table:table-cell office:value-type="float" office:value="31930247.640000001" table:style-name="ce17">
            <text:p>31.930.248<text:s/></text:p>
          </table:table-cell>
          <table:table-cell office:value-type="float" office:value="50899711.100000001" table:style-name="ce17">
            <text:p>50.899.711<text:s/></text:p>
          </table:table-cell>
          <table:table-cell office:value-type="float" office:value="43231910.560000002" table:style-name="ce17">
            <text:p>43.231.911<text:s/></text:p>
          </table:table-cell>
          <table:table-cell office:value-type="float" office:value="23368101.899999999" table:style-name="ce17">
            <text:p>23.368.102<text:s/></text:p>
          </table:table-cell>
          <table:table-cell office:value-type="float" office:value="193467466.66999999" table:style-name="ce17">
            <text:p>193.467.467<text:s/></text:p>
          </table:table-cell>
          <table:table-cell office:value-type="float" office:value="18445891.34" table:style-name="ce17">
            <text:p>18.445.891<text:s/></text:p>
          </table:table-cell>
          <table:table-cell office:value-type="float" office:value="235466860.22" table:style-name="ce17">
            <text:p>235.466.860<text:s/></text:p>
          </table:table-cell>
          <table:table-cell office:value-type="float" office:value="721368002.10000002" table:style-name="ce17">
            <text:p>721.368.002<text:s/></text:p>
          </table:table-cell>
          <table:table-cell office:value-type="float" office:value="20486225.469999999" table:style-name="ce17">
            <text:p>20.486.225<text:s/></text:p>
          </table:table-cell>
          <table:table-cell office:value-type="float" office:value="10570195.15" table:style-name="ce17">
            <text:p>10.570.195<text:s/></text:p>
          </table:table-cell>
          <table:table-cell office:value-type="float" office:value="4261647.45" table:style-name="ce17">
            <text:p>4.261.647<text:s/></text:p>
          </table:table-cell>
          <table:table-cell office:value-type="float" office:value="236845990.97999999" table:style-name="ce17">
            <text:p>236.845.991<text:s/></text:p>
          </table:table-cell>
          <table:table-cell office:value-type="float" office:value="166459509.19" table:style-name="ce17">
            <text:p>166.459.509<text:s/></text:p>
          </table:table-cell>
          <table:table-cell office:value-type="float" office:value="14197844.359999999" table:style-name="ce17">
            <text:p>14.197.844<text:s/></text:p>
          </table:table-cell>
          <table:table-cell office:value-type="float" office:value="2268118383.6700001" table:style-name="ce17">
            <text:p>2.268.118.384<text:s/></text:p>
          </table:table-cell>
          <table:table-cell office:value-type="float" office:value="9516748.2699999996" table:style-name="ce17">
            <text:p>9.516.748<text:s/></text:p>
          </table:table-cell>
          <table:table-cell office:value-type="float" office:value="5054707626.5200005" table:style-name="ce18">
            <text:p>5.054.707.62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14121.34" table:style-name="ce17">
            <text:p>14.121<text:s/></text:p>
          </table:table-cell>
          <table:table-cell office:value-type="float" office:value="8035.77" table:style-name="ce17">
            <text:p>8.036<text:s/></text:p>
          </table:table-cell>
          <table:table-cell office:value-type="float" office:value="463653.96" table:style-name="ce17">
            <text:p>463.65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67051.05" table:style-name="ce17">
            <text:p>467.051<text:s/></text:p>
          </table:table-cell>
          <table:table-cell office:value-type="float" office:value="10660446.75" table:style-name="ce17">
            <text:p>10.660.447<text:s/></text:p>
          </table:table-cell>
          <table:table-cell office:value-type="float" office:value="28746182.09" table:style-name="ce17">
            <text:p>28.746.182<text:s/></text:p>
          </table:table-cell>
          <table:table-cell office:value-type="float" office:value="1769600.43" table:style-name="ce17">
            <text:p>1.769.600<text:s/></text:p>
          </table:table-cell>
          <table:table-cell office:value-type="float" office:value="299997.82" table:style-name="ce17">
            <text:p>299.998<text:s/></text:p>
          </table:table-cell>
          <table:table-cell office:value-type="float" office:value="697.36" table:style-name="ce17">
            <text:p>697<text:s/></text:p>
          </table:table-cell>
          <table:table-cell office:value-type="float" office:value="5539371.1299999999" table:style-name="ce17">
            <text:p>5.539.371<text:s/></text:p>
          </table:table-cell>
          <table:table-cell office:value-type="float" office:value="189987.29" table:style-name="ce17">
            <text:p>189.987<text:s/></text:p>
          </table:table-cell>
          <table:table-cell office:value-type="float" office:value="382012.63" table:style-name="ce17">
            <text:p>382.013<text:s/></text:p>
          </table:table-cell>
          <table:table-cell office:value-type="float" office:value="3462540.37" table:style-name="ce17">
            <text:p>3.462.540<text:s/></text:p>
          </table:table-cell>
          <table:table-cell office:value-type="float" office:value="6229.47" table:style-name="ce17">
            <text:p>6.229<text:s/></text:p>
          </table:table-cell>
          <table:table-cell office:value-type="float" office:value="3746969.81" table:style-name="ce17">
            <text:p>3.746.970<text:s/></text:p>
          </table:table-cell>
          <table:table-cell office:value-type="float" office:value="1259.5" table:style-name="ce17">
            <text:p>1.260<text:s/></text:p>
          </table:table-cell>
          <table:table-cell office:value-type="float" office:value="11484550.039999999" table:style-name="ce17">
            <text:p>11.484.550<text:s/></text:p>
          </table:table-cell>
          <table:table-cell office:value-type="float" office:value="97222053.459999993" table:style-name="ce17">
            <text:p>97.222.053<text:s/></text:p>
          </table:table-cell>
          <table:table-cell office:value-type="float" office:value="19612.689999999999" table:style-name="ce17">
            <text:p>19.613<text:s/></text:p>
          </table:table-cell>
          <table:table-cell office:value-type="float" office:value="106696.97" table:style-name="ce17">
            <text:p>106.697<text:s/></text:p>
          </table:table-cell>
          <table:table-cell office:value-type="float" office:value="1138.73" table:style-name="ce17">
            <text:p>1.139<text:s/></text:p>
          </table:table-cell>
          <table:table-cell office:value-type="float" office:value="23101886.829999998" table:style-name="ce17">
            <text:p>23.101.887<text:s/></text:p>
          </table:table-cell>
          <table:table-cell office:value-type="float" office:value="1253265.48" table:style-name="ce17">
            <text:p>1.253.265<text:s/></text:p>
          </table:table-cell>
          <table:table-cell office:value-type="float" office:value="1474219.16" table:style-name="ce17">
            <text:p>1.474.219<text:s/></text:p>
          </table:table-cell>
          <table:table-cell office:value-type="float" office:value="358102230.94" table:style-name="ce17">
            <text:p>358.102.231<text:s/></text:p>
          </table:table-cell>
          <table:table-cell office:value-type="float" office:value="20552.64" table:style-name="ce17">
            <text:p>20.553<text:s/></text:p>
          </table:table-cell>
          <table:table-cell office:value-type="float" office:value="548544363.70999992" table:style-name="ce18">
            <text:p>548.544.36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983834.8899999997" table:style-name="ce17">
            <text:p>3.983.835<text:s/></text:p>
          </table:table-cell>
          <table:table-cell office:value-type="float" office:value="12625196.440000001" table:style-name="ce17">
            <text:p>12.625.196<text:s/></text:p>
          </table:table-cell>
          <table:table-cell office:value-type="float" office:value="111443126.67" table:style-name="ce17">
            <text:p>111.443.127<text:s/></text:p>
          </table:table-cell>
          <table:table-cell office:value-type="float" office:value="3010256.6" table:style-name="ce17">
            <text:p>3.010.257<text:s/></text:p>
          </table:table-cell>
          <table:table-cell office:value-type="float" office:value="98195102.830000013" table:style-name="ce17">
            <text:p>98.195.103<text:s/></text:p>
          </table:table-cell>
          <table:table-cell office:value-type="float" office:value="73711901.269999996" table:style-name="ce17">
            <text:p>73.711.901<text:s/></text:p>
          </table:table-cell>
          <table:table-cell office:value-type="float" office:value="187444779.69" table:style-name="ce17">
            <text:p>187.444.780<text:s/></text:p>
          </table:table-cell>
          <table:table-cell office:value-type="float" office:value="56255586.090000004" table:style-name="ce17">
            <text:p>56.255.586<text:s/></text:p>
          </table:table-cell>
          <table:table-cell office:value-type="float" office:value="73753347.429999992" table:style-name="ce17">
            <text:p>73.753.347<text:s/></text:p>
          </table:table-cell>
          <table:table-cell office:value-type="float" office:value="23007333.789999999" table:style-name="ce17">
            <text:p>23.007.334<text:s/></text:p>
          </table:table-cell>
          <table:table-cell office:value-type="float" office:value="314673267.05000001" table:style-name="ce17">
            <text:p>314.673.267<text:s/></text:p>
          </table:table-cell>
          <table:table-cell office:value-type="float" office:value="31740260.350000001" table:style-name="ce17">
            <text:p>31.740.260<text:s/></text:p>
          </table:table-cell>
          <table:table-cell office:value-type="float" office:value="50517698.469999999" table:style-name="ce17">
            <text:p>50.517.698<text:s/></text:p>
          </table:table-cell>
          <table:table-cell office:value-type="float" office:value="39769370.190000005" table:style-name="ce17">
            <text:p>39.769.370<text:s/></text:p>
          </table:table-cell>
          <table:table-cell office:value-type="float" office:value="23361872.43" table:style-name="ce17">
            <text:p>23.361.872<text:s/></text:p>
          </table:table-cell>
          <table:table-cell office:value-type="float" office:value="189720496.86000001" table:style-name="ce17">
            <text:p>189.720.497<text:s/></text:p>
          </table:table-cell>
          <table:table-cell office:value-type="float" office:value="18444631.84" table:style-name="ce17">
            <text:p>18.444.632<text:s/></text:p>
          </table:table-cell>
          <table:table-cell office:value-type="float" office:value="223982310.17999998" table:style-name="ce17">
            <text:p>223.982.310<text:s/></text:p>
          </table:table-cell>
          <table:table-cell office:value-type="float" office:value="624145948.6400001" table:style-name="ce17">
            <text:p>624.145.949<text:s/></text:p>
          </table:table-cell>
          <table:table-cell office:value-type="float" office:value="20466612.780000001" table:style-name="ce17">
            <text:p>20.466.613<text:s/></text:p>
          </table:table-cell>
          <table:table-cell office:value-type="float" office:value="10463498.18" table:style-name="ce17">
            <text:p>10.463.498<text:s/></text:p>
          </table:table-cell>
          <table:table-cell office:value-type="float" office:value="4260508.7200000007" table:style-name="ce17">
            <text:p>4.260.509<text:s/></text:p>
          </table:table-cell>
          <table:table-cell office:value-type="float" office:value="213744104.15000001" table:style-name="ce17">
            <text:p>213.744.104<text:s/></text:p>
          </table:table-cell>
          <table:table-cell office:value-type="float" office:value="165206243.71000001" table:style-name="ce17">
            <text:p>165.206.244<text:s/></text:p>
          </table:table-cell>
          <table:table-cell office:value-type="float" office:value="12723625.199999999" table:style-name="ce17">
            <text:p>12.723.625<text:s/></text:p>
          </table:table-cell>
          <table:table-cell office:value-type="float" office:value="1910016152.7299998" table:style-name="ce17">
            <text:p>1.910.016.153<text:s/></text:p>
          </table:table-cell>
          <table:table-cell office:value-type="float" office:value="9496195.6300000008" table:style-name="ce17">
            <text:p>9.496.196<text:s/></text:p>
          </table:table-cell>
          <table:table-cell office:value-type="float" office:value="4506163262.8099995" table:style-name="ce18">
            <text:p>4.506.163.26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10590.35" table:style-name="ce17">
            <text:p>10.590<text:s/></text:p>
          </table:table-cell>
          <table:table-cell office:value-type="float" office:value="2016020.55" table:style-name="ce17">
            <text:p>2.016.02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63.47000000000003" table:style-name="ce17">
            <text:p>263<text:s/></text:p>
          </table:table-cell>
          <table:table-cell office:value-type="float" office:value="6089187.2000000002" table:style-name="ce17">
            <text:p>6.089.18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3563.69" table:style-name="ce17">
            <text:p>33.56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165681" table:style-name="ce17">
            <text:p>9.165.681<text:s/></text:p>
          </table:table-cell>
          <table:table-cell office:value-type="float" office:value="288.20999999999998" table:style-name="ce17">
            <text:p>288<text:s/></text:p>
          </table:table-cell>
          <table:table-cell office:value-type="float" office:value="22736.400000000001" table:style-name="ce17">
            <text:p>22.736<text:s/></text:p>
          </table:table-cell>
          <table:table-cell office:value-type="float" office:value="192837.78" table:style-name="ce17">
            <text:p>192.838<text:s/></text:p>
          </table:table-cell>
          <table:table-cell office:value-type="float" office:value="2626781.37" table:style-name="ce17">
            <text:p>2.626.78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3558351.529999999" table:style-name="ce17">
            <text:p>13.558.35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056434.1500000004" table:style-name="ce17">
            <text:p>8.056.434<text:s/></text:p>
          </table:table-cell>
          <table:table-cell office:value-type="float" office:value="167891442.86000001" table:style-name="ce17">
            <text:p>167.891.44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040108.19" table:style-name="ce17">
            <text:p>3.040.108<text:s/></text:p>
          </table:table-cell>
          <table:table-cell office:value-type="float" office:value="55.63" table:style-name="ce17">
            <text:p>5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0029222.369999999" table:style-name="ce17">
            <text:p>10.029.22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22733564.75" table:style-name="ce18">
            <text:p>222.733.56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7077013.2599999998" table:style-name="ce17">
            <text:p>7.077.013<text:s/></text:p>
          </table:table-cell>
          <table:table-cell office:value-type="float" office:value="22385073.699999999" table:style-name="ce17">
            <text:p>22.385.074<text:s/></text:p>
          </table:table-cell>
          <table:table-cell office:value-type="float" office:value="23351180.289999999" table:style-name="ce17">
            <text:p>23.351.180<text:s/></text:p>
          </table:table-cell>
          <table:table-cell office:value-type="float" office:value="40878320.909999996" table:style-name="ce17">
            <text:p>40.878.321<text:s/></text:p>
          </table:table-cell>
          <table:table-cell office:value-type="float" office:value="60082277.68" table:style-name="ce17">
            <text:p>60.082.278<text:s/></text:p>
          </table:table-cell>
          <table:table-cell office:value-type="float" office:value="45993793.25" table:style-name="ce17">
            <text:p>45.993.793<text:s/></text:p>
          </table:table-cell>
          <table:table-cell office:value-type="float" office:value="1304355684.6200001" table:style-name="ce17">
            <text:p>1.304.355.685<text:s/></text:p>
          </table:table-cell>
          <table:table-cell office:value-type="float" office:value="42398178.189999998" table:style-name="ce17">
            <text:p>42.398.178<text:s/></text:p>
          </table:table-cell>
          <table:table-cell office:value-type="float" office:value="38590966.799999997" table:style-name="ce17">
            <text:p>38.590.967<text:s/></text:p>
          </table:table-cell>
          <table:table-cell office:value-type="float" office:value="26616526.550000001" table:style-name="ce17">
            <text:p>26.616.527<text:s/></text:p>
          </table:table-cell>
          <table:table-cell office:value-type="float" office:value="167620111.28999999" table:style-name="ce17">
            <text:p>167.620.111<text:s/></text:p>
          </table:table-cell>
          <table:table-cell office:value-type="float" office:value="21938029.239999998" table:style-name="ce17">
            <text:p>21.938.029<text:s/></text:p>
          </table:table-cell>
          <table:table-cell office:value-type="float" office:value="35643476.219999999" table:style-name="ce17">
            <text:p>35.643.476<text:s/></text:p>
          </table:table-cell>
          <table:table-cell office:value-type="float" office:value="41622753.909999996" table:style-name="ce17">
            <text:p>41.622.754<text:s/></text:p>
          </table:table-cell>
          <table:table-cell office:value-type="float" office:value="46135685.979999997" table:style-name="ce17">
            <text:p>46.135.686<text:s/></text:p>
          </table:table-cell>
          <table:table-cell office:value-type="float" office:value="65571455.130000003" table:style-name="ce17">
            <text:p>65.571.455<text:s/></text:p>
          </table:table-cell>
          <table:table-cell office:value-type="float" office:value="20977078.489999998" table:style-name="ce17">
            <text:p>20.977.078<text:s/></text:p>
          </table:table-cell>
          <table:table-cell office:value-type="float" office:value="80899506.310000002" table:style-name="ce17">
            <text:p>80.899.506<text:s/></text:p>
          </table:table-cell>
          <table:table-cell office:value-type="float" office:value="259212697.43000001" table:style-name="ce17">
            <text:p>259.212.697<text:s/></text:p>
          </table:table-cell>
          <table:table-cell office:value-type="float" office:value="37695382.07" table:style-name="ce17">
            <text:p>37.695.382<text:s/></text:p>
          </table:table-cell>
          <table:table-cell office:value-type="float" office:value="24199889.350000001" table:style-name="ce17">
            <text:p>24.199.889<text:s/></text:p>
          </table:table-cell>
          <table:table-cell office:value-type="float" office:value="13728848.26" table:style-name="ce17">
            <text:p>13.728.848<text:s/></text:p>
          </table:table-cell>
          <table:table-cell office:value-type="float" office:value="113569777.86" table:style-name="ce17">
            <text:p>113.569.778<text:s/></text:p>
          </table:table-cell>
          <table:table-cell office:value-type="float" office:value="54804474.479999997" table:style-name="ce17">
            <text:p>54.804.474<text:s/></text:p>
          </table:table-cell>
          <table:table-cell office:value-type="float" office:value="17752092.91" table:style-name="ce17">
            <text:p>17.752.093<text:s/></text:p>
          </table:table-cell>
          <table:table-cell office:value-type="float" office:value="137411189.50999999" table:style-name="ce17">
            <text:p>137.411.190<text:s/></text:p>
          </table:table-cell>
          <table:table-cell office:value-type="float" office:value="10157875.66" table:style-name="ce17">
            <text:p>10.157.876<text:s/></text:p>
          </table:table-cell>
          <table:table-cell office:value-type="float" office:value="2760669339.3500004" table:style-name="ce18">
            <text:p>2.760.669.3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370509.94" table:style-name="ce17">
            <text:p>370.510<text:s/></text:p>
          </table:table-cell>
          <table:table-cell office:value-type="float" office:value="1687309.5100000002" table:style-name="ce17">
            <text:p>1.687.310<text:s/></text:p>
          </table:table-cell>
          <table:table-cell office:value-type="float" office:value="12810025.100000001" table:style-name="ce17">
            <text:p>12.810.025<text:s/></text:p>
          </table:table-cell>
          <table:table-cell office:value-type="float" office:value="328070.69000000006" table:style-name="ce17">
            <text:p>328.071<text:s/></text:p>
          </table:table-cell>
          <table:table-cell office:value-type="float" office:value="3331121.8400000008" table:style-name="ce17">
            <text:p>3.331.122<text:s/></text:p>
          </table:table-cell>
          <table:table-cell office:value-type="float" office:value="8129025.879999999" table:style-name="ce17">
            <text:p>8.129.026<text:s/></text:p>
          </table:table-cell>
          <table:table-cell office:value-type="float" office:value="537075300.38999999" table:style-name="ce17">
            <text:p>537.075.300<text:s/></text:p>
          </table:table-cell>
          <table:table-cell office:value-type="float" office:value="6696761.0999999987" table:style-name="ce17">
            <text:p>6.696.761<text:s/></text:p>
          </table:table-cell>
          <table:table-cell office:value-type="float" office:value="10203760.369999999" table:style-name="ce17">
            <text:p>10.203.760<text:s/></text:p>
          </table:table-cell>
          <table:table-cell office:value-type="float" office:value="-550934.51999999979" table:style-name="ce17">
            <text:p>(550.935)</text:p>
          </table:table-cell>
          <table:table-cell office:value-type="float" office:value="-14035425.199999996" table:style-name="ce17">
            <text:p>(14.035.425)</text:p>
          </table:table-cell>
          <table:table-cell office:value-type="float" office:value="4346623.7700000005" table:style-name="ce17">
            <text:p>4.346.624<text:s/></text:p>
          </table:table-cell>
          <table:table-cell office:value-type="float" office:value="930088.2099999995" table:style-name="ce17">
            <text:p>930.088<text:s/></text:p>
          </table:table-cell>
          <table:table-cell office:value-type="float" office:value="6781688.6799999997" table:style-name="ce17">
            <text:p>6.781.689<text:s/></text:p>
          </table:table-cell>
          <table:table-cell office:value-type="float" office:value="-7078479.6199999992" table:style-name="ce17">
            <text:p>(7.078.480)</text:p>
          </table:table-cell>
          <table:table-cell office:value-type="float" office:value="5009831.7299999995" table:style-name="ce17">
            <text:p>5.009.832<text:s/></text:p>
          </table:table-cell>
          <table:table-cell office:value-type="float" office:value="1757188.3399999999" table:style-name="ce17">
            <text:p>1.757.188<text:s/></text:p>
          </table:table-cell>
          <table:table-cell office:value-type="float" office:value="8349183.0800000019" table:style-name="ce17">
            <text:p>8.349.183<text:s/></text:p>
          </table:table-cell>
          <table:table-cell office:value-type="float" office:value="549035051.66999996" table:style-name="ce17">
            <text:p>549.035.052<text:s/></text:p>
          </table:table-cell>
          <table:table-cell office:value-type="float" office:value="2788614.9800000004" table:style-name="ce17">
            <text:p>2.788.615<text:s/></text:p>
          </table:table-cell>
          <table:table-cell office:value-type="float" office:value="670906.91" table:style-name="ce17">
            <text:p>670.907<text:s/></text:p>
          </table:table-cell>
          <table:table-cell office:value-type="float" office:value="591147.02" table:style-name="ce17">
            <text:p>591.147<text:s/></text:p>
          </table:table-cell>
          <table:table-cell office:value-type="float" office:value="9003058.7400000002" table:style-name="ce17">
            <text:p>9.003.059<text:s/></text:p>
          </table:table-cell>
          <table:table-cell office:value-type="float" office:value="20021412.050000001" table:style-name="ce17">
            <text:p>20.021.412<text:s/></text:p>
          </table:table-cell>
          <table:table-cell office:value-type="float" office:value="4210924.71" table:style-name="ce17">
            <text:p>4.210.925<text:s/></text:p>
          </table:table-cell>
          <table:table-cell office:value-type="float" office:value="363368789.62" table:style-name="ce17">
            <text:p>363.368.790<text:s/></text:p>
          </table:table-cell>
          <table:table-cell office:value-type="float" office:value="1390384.8900000001" table:style-name="ce17">
            <text:p>1.390.385<text:s/></text:p>
          </table:table-cell>
          <table:table-cell office:value-type="float" office:value="1537221939.8800004" table:style-name="ce18">
            <text:p>1.537.221.940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47897743.479999997" table:style-name="ce21">
            <text:p>47.897.743<text:s/></text:p>
          </table:table-cell>
          <table:table-cell office:value-type="float" office:value="202708452.92000002" table:style-name="ce21">
            <text:p>202.708.453<text:s/></text:p>
          </table:table-cell>
          <table:table-cell office:value-type="float" office:value="1020073137.8499999" table:style-name="ce21">
            <text:p>1.020.073.138<text:s/></text:p>
          </table:table-cell>
          <table:table-cell office:value-type="float" office:value="73711578.620000005" table:style-name="ce21">
            <text:p>73.711.579<text:s/></text:p>
          </table:table-cell>
          <table:table-cell office:value-type="float" office:value="1403555672.3499999" table:style-name="ce21">
            <text:p>1.403.555.672<text:s/></text:p>
          </table:table-cell>
          <table:table-cell office:value-type="float" office:value="1093776474.3199999" table:style-name="ce21">
            <text:p>1.093.776.474<text:s/></text:p>
          </table:table-cell>
          <table:table-cell office:value-type="float" office:value="9817372580.7300014" table:style-name="ce21">
            <text:p>9.817.372.581<text:s/></text:p>
          </table:table-cell>
          <table:table-cell office:value-type="float" office:value="1154289587.24" table:style-name="ce21">
            <text:p>1.154.289.587<text:s/></text:p>
          </table:table-cell>
          <table:table-cell office:value-type="float" office:value="884145179.73000002" table:style-name="ce21">
            <text:p>884.145.180<text:s/></text:p>
          </table:table-cell>
          <table:table-cell office:value-type="float" office:value="455178137.31000006" table:style-name="ce21">
            <text:p>455.178.137<text:s/></text:p>
          </table:table-cell>
          <table:table-cell office:value-type="float" office:value="4238919037.8800001" table:style-name="ce21">
            <text:p>4.238.919.038<text:s/></text:p>
          </table:table-cell>
          <table:table-cell office:value-type="float" office:value="400054707.15000004" table:style-name="ce21">
            <text:p>400.054.707<text:s/></text:p>
          </table:table-cell>
          <table:table-cell office:value-type="float" office:value="573292522.72000003" table:style-name="ce21">
            <text:p>573.292.523<text:s/></text:p>
          </table:table-cell>
          <table:table-cell office:value-type="float" office:value="634989708.29999995" table:style-name="ce21">
            <text:p>634.989.708<text:s/></text:p>
          </table:table-cell>
          <table:table-cell office:value-type="float" office:value="318736416.35000002" table:style-name="ce21">
            <text:p>318.736.416<text:s/></text:p>
          </table:table-cell>
          <table:table-cell office:value-type="float" office:value="1536789888.4400001" table:style-name="ce21">
            <text:p>1.536.789.888<text:s/></text:p>
          </table:table-cell>
          <table:table-cell office:value-type="float" office:value="195521729.88" table:style-name="ce21">
            <text:p>195.521.730<text:s/></text:p>
          </table:table-cell>
          <table:table-cell office:value-type="float" office:value="3988667197.6499996" table:style-name="ce21">
            <text:p>3.988.667.198<text:s/></text:p>
          </table:table-cell>
          <table:table-cell office:value-type="float" office:value="13936030232.500002" table:style-name="ce21">
            <text:p>13.936.030.233<text:s/></text:p>
          </table:table-cell>
          <table:table-cell office:value-type="float" office:value="276569197.71000004" table:style-name="ce21">
            <text:p>276.569.198<text:s/></text:p>
          </table:table-cell>
          <table:table-cell office:value-type="float" office:value="157973262.89999998" table:style-name="ce21">
            <text:p>157.973.263<text:s/></text:p>
          </table:table-cell>
          <table:table-cell office:value-type="float" office:value="54737771.400000006" table:style-name="ce21">
            <text:p>54.737.771<text:s/></text:p>
          </table:table-cell>
          <table:table-cell office:value-type="float" office:value="3608629696.3999996" table:style-name="ce21">
            <text:p>3.608.629.696<text:s/></text:p>
          </table:table-cell>
          <table:table-cell office:value-type="float" office:value="3580415239.4099998" table:style-name="ce21">
            <text:p>3.580.415.239<text:s/></text:p>
          </table:table-cell>
          <table:table-cell office:value-type="float" office:value="174023110.28" table:style-name="ce21">
            <text:p>174.023.110<text:s/></text:p>
          </table:table-cell>
          <table:table-cell office:value-type="float" office:value="38881414448.459999" table:style-name="ce21">
            <text:p>38.881.414.448<text:s/></text:p>
          </table:table-cell>
          <table:table-cell office:value-type="float" office:value="105356384.50999999" table:style-name="ce21">
            <text:p>105.356.385<text:s/></text:p>
          </table:table-cell>
          <table:table-cell office:value-type="float" office:value="88814829096.490005" table:style-name="ce22">
            <text:p>88.814.829.096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243388008.9145762" table:style-name="ce25">
            <text:p>243.388.009<text:s/></text:p>
          </table:table-cell>
          <table:table-cell office:value-type="float" office:value="365447284.52291989" table:style-name="ce25">
            <text:p>365.447.285<text:s/></text:p>
          </table:table-cell>
          <table:table-cell office:value-type="float" office:value="587479448.17979348" table:style-name="ce25">
            <text:p>587.479.448<text:s/></text:p>
          </table:table-cell>
          <table:table-cell office:value-type="float" office:value="104299360.49911603" table:style-name="ce25">
            <text:p>104.299.360<text:s/></text:p>
          </table:table-cell>
          <table:table-cell office:value-type="float" office:value="2501591751.8988223" table:style-name="ce25">
            <text:p>2.501.591.752<text:s/></text:p>
          </table:table-cell>
          <table:table-cell office:value-type="float" office:value="1384265766.992214" table:style-name="ce25">
            <text:p>1.384.265.767<text:s/></text:p>
          </table:table-cell>
          <table:table-cell office:value-type="float" office:value="1462134203.7906504" table:style-name="ce25">
            <text:p>1.462.134.204<text:s/></text:p>
          </table:table-cell>
          <table:table-cell office:value-type="float" office:value="1100163431.701165" table:style-name="ce25">
            <text:p>1.100.163.432<text:s/></text:p>
          </table:table-cell>
          <table:table-cell office:value-type="float" office:value="1216098966.0289831" table:style-name="ce25">
            <text:p>1.216.098.966<text:s/></text:p>
          </table:table-cell>
          <table:table-cell office:value-type="float" office:value="672328974.57379794" table:style-name="ce25">
            <text:p>672.328.975<text:s/></text:p>
          </table:table-cell>
          <table:table-cell office:value-type="float" office:value="4899981067.4744425" table:style-name="ce25">
            <text:p>4.899.981.067<text:s/></text:p>
          </table:table-cell>
          <table:table-cell office:value-type="float" office:value="809614123.9377414" table:style-name="ce25">
            <text:p>809.614.124<text:s/></text:p>
          </table:table-cell>
          <table:table-cell office:value-type="float" office:value="1182416364.7596438" table:style-name="ce25">
            <text:p>1.182.416.365<text:s/></text:p>
          </table:table-cell>
          <table:table-cell office:value-type="float" office:value="1340868963.1563439" table:style-name="ce25">
            <text:p>1.340.868.963<text:s/></text:p>
          </table:table-cell>
          <table:table-cell office:value-type="float" office:value="715179798.73168993" table:style-name="ce25">
            <text:p>715.179.799<text:s/></text:p>
          </table:table-cell>
          <table:table-cell office:value-type="float" office:value="1657176888.8518865" table:style-name="ce25">
            <text:p>1.657.176.889<text:s/></text:p>
          </table:table-cell>
          <table:table-cell office:value-type="float" office:value="413678751.24167472" table:style-name="ce25">
            <text:p>413.678.751<text:s/></text:p>
          </table:table-cell>
          <table:table-cell office:value-type="float" office:value="3987050258.8848767" table:style-name="ce25">
            <text:p>3.987.050.259<text:s/></text:p>
          </table:table-cell>
          <table:table-cell office:value-type="float" office:value="4844761581.2991238" table:style-name="ce25">
            <text:p>4.844.761.581<text:s/></text:p>
          </table:table-cell>
          <table:table-cell office:value-type="float" office:value="560623770.31921923" table:style-name="ce25">
            <text:p>560.623.770<text:s/></text:p>
          </table:table-cell>
          <table:table-cell office:value-type="float" office:value="326405068.69121361" table:style-name="ce25">
            <text:p>326.405.069<text:s/></text:p>
          </table:table-cell>
          <table:table-cell office:value-type="float" office:value="171184290.23106503" table:style-name="ce25">
            <text:p>171.184.290<text:s/></text:p>
          </table:table-cell>
          <table:table-cell office:value-type="float" office:value="3880241609.9886484" table:style-name="ce25">
            <text:p>3.880.241.610<text:s/></text:p>
          </table:table-cell>
          <table:table-cell office:value-type="float" office:value="2914512250.0085311" table:style-name="ce25">
            <text:p>2.914.512.250<text:s/></text:p>
          </table:table-cell>
          <table:table-cell office:value-type="float" office:value="538002634.75972116" table:style-name="ce25">
            <text:p>538.002.635<text:s/></text:p>
          </table:table-cell>
          <table:table-cell office:value-type="float" office:value="17883210883.235409" table:style-name="ce25">
            <text:p>17.883.210.883<text:s/></text:p>
          </table:table-cell>
          <table:table-cell office:value-type="float" office:value="240384755.05675152" table:style-name="ce25">
            <text:p>240.384.755<text:s/></text:p>
          </table:table-cell>
          <table:table-cell office:value-type="float" office:value="56002490257.730019" table:style-name="ce26">
            <text:p>56.002.490.258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291285752.39457619" table:style-name="ce21">
            <text:p>291.285.752<text:s/></text:p>
          </table:table-cell>
          <table:table-cell office:value-type="float" office:value="568155737.44291997" table:style-name="ce21">
            <text:p>568.155.737<text:s/></text:p>
          </table:table-cell>
          <table:table-cell office:value-type="float" office:value="1607552586.0297933" table:style-name="ce21">
            <text:p>1.607.552.586<text:s/></text:p>
          </table:table-cell>
          <table:table-cell office:value-type="float" office:value="178010939.11911604" table:style-name="ce21">
            <text:p>178.010.939<text:s/></text:p>
          </table:table-cell>
          <table:table-cell office:value-type="float" office:value="3905147424.2488222" table:style-name="ce21">
            <text:p>3.905.147.424<text:s/></text:p>
          </table:table-cell>
          <table:table-cell office:value-type="float" office:value="2478042241.3122139" table:style-name="ce21">
            <text:p>2.478.042.241<text:s/></text:p>
          </table:table-cell>
          <table:table-cell office:value-type="float" office:value="11279506784.520653" table:style-name="ce21">
            <text:p>11.279.506.785<text:s/></text:p>
          </table:table-cell>
          <table:table-cell office:value-type="float" office:value="2254453018.941165" table:style-name="ce21">
            <text:p>2.254.453.019<text:s/></text:p>
          </table:table-cell>
          <table:table-cell office:value-type="float" office:value="2100244145.7589831" table:style-name="ce21">
            <text:p>2.100.244.146<text:s/></text:p>
          </table:table-cell>
          <table:table-cell office:value-type="float" office:value="1127507111.8837981" table:style-name="ce21">
            <text:p>1.127.507.112<text:s/></text:p>
          </table:table-cell>
          <table:table-cell office:value-type="float" office:value="9138900105.3544426" table:style-name="ce21">
            <text:p>9.138.900.105<text:s/></text:p>
          </table:table-cell>
          <table:table-cell office:value-type="float" office:value="1209668831.0877414" table:style-name="ce21">
            <text:p>1.209.668.831<text:s/></text:p>
          </table:table-cell>
          <table:table-cell office:value-type="float" office:value="1755708887.4796438" table:style-name="ce21">
            <text:p>1.755.708.887<text:s/></text:p>
          </table:table-cell>
          <table:table-cell office:value-type="float" office:value="1975858671.4563439" table:style-name="ce21">
            <text:p>1.975.858.671<text:s/></text:p>
          </table:table-cell>
          <table:table-cell office:value-type="float" office:value="1033916215.08169" table:style-name="ce21">
            <text:p>1.033.916.215<text:s/></text:p>
          </table:table-cell>
          <table:table-cell office:value-type="float" office:value="3193966777.2918863" table:style-name="ce21">
            <text:p>3.193.966.777<text:s/></text:p>
          </table:table-cell>
          <table:table-cell office:value-type="float" office:value="609200481.12167478" table:style-name="ce21">
            <text:p>609.200.481<text:s/></text:p>
          </table:table-cell>
          <table:table-cell office:value-type="float" office:value="7975717456.5348759" table:style-name="ce21">
            <text:p>7.975.717.457<text:s/></text:p>
          </table:table-cell>
          <table:table-cell office:value-type="float" office:value="18780791813.799126" table:style-name="ce21">
            <text:p>18.780.791.814<text:s/></text:p>
          </table:table-cell>
          <table:table-cell office:value-type="float" office:value="837192968.02921927" table:style-name="ce21">
            <text:p>837.192.968<text:s/></text:p>
          </table:table-cell>
          <table:table-cell office:value-type="float" office:value="484378331.59121358" table:style-name="ce21">
            <text:p>484.378.332<text:s/></text:p>
          </table:table-cell>
          <table:table-cell office:value-type="float" office:value="225922061.63106504" table:style-name="ce21">
            <text:p>225.922.062<text:s/></text:p>
          </table:table-cell>
          <table:table-cell office:value-type="float" office:value="7488871306.388648" table:style-name="ce21">
            <text:p>7.488.871.306<text:s/></text:p>
          </table:table-cell>
          <table:table-cell office:value-type="float" office:value="6494927489.4185314" table:style-name="ce21">
            <text:p>6.494.927.489<text:s/></text:p>
          </table:table-cell>
          <table:table-cell office:value-type="float" office:value="712025745.03972113" table:style-name="ce21">
            <text:p>712.025.745<text:s/></text:p>
          </table:table-cell>
          <table:table-cell office:value-type="float" office:value="56764625331.695404" table:style-name="ce21">
            <text:p>56.764.625.332<text:s/></text:p>
          </table:table-cell>
          <table:table-cell office:value-type="float" office:value="345741139.56675148" table:style-name="ce21">
            <text:p>345.741.140<text:s/></text:p>
          </table:table-cell>
          <table:table-cell office:value-type="float" office:value="144817319354.22003" table:style-name="ce22">
            <text:p>144.817.319.354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942837.22048148257" table:style-name="ce27">
            <text:p>942.837<text:s/></text:p>
          </table:table-cell>
          <table:table-cell office:value-type="float" office:value="3030129.4237256297" table:style-name="ce27">
            <text:p>3.030.129<text:s/></text:p>
          </table:table-cell>
          <table:table-cell office:value-type="float" office:value="2662080.5685015926" table:style-name="ce27">
            <text:p>2.662.081<text:s/></text:p>
          </table:table-cell>
          <table:table-cell office:value-type="float" office:value="797763.68358318531" table:style-name="ce27">
            <text:p>797.764<text:s/></text:p>
          </table:table-cell>
          <table:table-cell office:value-type="float" office:value="8834971.3222917505" table:style-name="ce27">
            <text:p>8.834.971<text:s/></text:p>
          </table:table-cell>
          <table:table-cell office:value-type="float" office:value="5261272.593951948" table:style-name="ce27">
            <text:p>5.261.273<text:s/></text:p>
          </table:table-cell>
          <table:table-cell office:value-type="float" office:value="44565980.843968391" table:style-name="ce27">
            <text:p>44.565.981<text:s/></text:p>
          </table:table-cell>
          <table:table-cell office:value-type="float" office:value="5719154.6281896504" table:style-name="ce27">
            <text:p>5.719.155<text:s/></text:p>
          </table:table-cell>
          <table:table-cell office:value-type="float" office:value="10401797.601234656" table:style-name="ce27">
            <text:p>10.401.798<text:s/></text:p>
          </table:table-cell>
          <table:table-cell office:value-type="float" office:value="3425872.6579456097" table:style-name="ce27">
            <text:p>3.425.873<text:s/></text:p>
          </table:table-cell>
          <table:table-cell office:value-type="float" office:value="32682300.129223593" table:style-name="ce27">
            <text:p>32.682.300<text:s/></text:p>
          </table:table-cell>
          <table:table-cell office:value-type="float" office:value="3131825.509278222" table:style-name="ce27">
            <text:p>3.131.826<text:s/></text:p>
          </table:table-cell>
          <table:table-cell office:value-type="float" office:value="6914558.907085374" table:style-name="ce27">
            <text:p>6.914.559<text:s/></text:p>
          </table:table-cell>
          <table:table-cell office:value-type="float" office:value="4817962.3744237423" table:style-name="ce27">
            <text:p>4.817.962<text:s/></text:p>
          </table:table-cell>
          <table:table-cell office:value-type="float" office:value="2904896.0435934342" table:style-name="ce27">
            <text:p>2.904.896<text:s/></text:p>
          </table:table-cell>
          <table:table-cell office:value-type="float" office:value="12767975.565876115" table:style-name="ce27">
            <text:p>12.767.976<text:s/></text:p>
          </table:table-cell>
          <table:table-cell office:value-type="float" office:value="1474373.5415165231" table:style-name="ce27">
            <text:p>1.474.374<text:s/></text:p>
          </table:table-cell>
          <table:table-cell office:value-type="float" office:value="21051000.123640254" table:style-name="ce27">
            <text:p>21.051.000<text:s/></text:p>
          </table:table-cell>
          <table:table-cell office:value-type="float" office:value="2260874108.789104" table:style-name="ce27">
            <text:p>2.260.874.109<text:s/></text:p>
          </table:table-cell>
          <table:table-cell office:value-type="float" office:value="5043043.8433895512" table:style-name="ce27">
            <text:p>5.043.044<text:s/></text:p>
          </table:table-cell>
          <table:table-cell office:value-type="float" office:value="1246837.7788982112" table:style-name="ce27">
            <text:p>1.246.838<text:s/></text:p>
          </table:table-cell>
          <table:table-cell office:value-type="float" office:value="501235.2828205846" table:style-name="ce27">
            <text:p>501.235<text:s/></text:p>
          </table:table-cell>
          <table:table-cell office:value-type="float" office:value="21032419.408037271" table:style-name="ce27">
            <text:p>21.032.419<text:s/></text:p>
          </table:table-cell>
          <table:table-cell office:value-type="float" office:value="31613832.477741044" table:style-name="ce27">
            <text:p>31.613.832<text:s/></text:p>
          </table:table-cell>
          <table:table-cell office:value-type="float" office:value="2145960.3022482274" table:style-name="ce27">
            <text:p>2.145.960<text:s/></text:p>
          </table:table-cell>
          <table:table-cell office:value-type="float" office:value="185514479.10568631" table:style-name="ce27">
            <text:p>185.514.479<text:s/></text:p>
          </table:table-cell>
          <table:table-cell office:value-type="float" office:value="4043394.8235622067" table:style-name="ce27">
            <text:p>4.043.395<text:s/></text:p>
          </table:table-cell>
          <table:table-cell office:value-type="float" office:value="2683402064.5499988" table:style-name="ce28">
            <text:p>2.683.402.065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292228589.61505765" table:style-name="ce21">
            <text:p>292.228.590<text:s/></text:p>
          </table:table-cell>
          <table:table-cell office:value-type="float" office:value="571185866.86664557" table:style-name="ce21">
            <text:p>571.185.867<text:s/></text:p>
          </table:table-cell>
          <table:table-cell office:value-type="float" office:value="1610214666.598295" table:style-name="ce21">
            <text:p>1.610.214.667<text:s/></text:p>
          </table:table-cell>
          <table:table-cell office:value-type="float" office:value="178808702.80269924" table:style-name="ce21">
            <text:p>178.808.703<text:s/></text:p>
          </table:table-cell>
          <table:table-cell office:value-type="float" office:value="3913982395.5711141" table:style-name="ce21">
            <text:p>3.913.982.396<text:s/></text:p>
          </table:table-cell>
          <table:table-cell office:value-type="float" office:value="2483303513.9061661" table:style-name="ce21">
            <text:p>2.483.303.514<text:s/></text:p>
          </table:table-cell>
          <table:table-cell office:value-type="float" office:value="11324072765.36462" table:style-name="ce21">
            <text:p>11.324.072.765<text:s/></text:p>
          </table:table-cell>
          <table:table-cell office:value-type="float" office:value="2260172173.5693545" table:style-name="ce21">
            <text:p>2.260.172.174<text:s/></text:p>
          </table:table-cell>
          <table:table-cell office:value-type="float" office:value="2110645943.3602178" table:style-name="ce21">
            <text:p>2.110.645.943<text:s/></text:p>
          </table:table-cell>
          <table:table-cell office:value-type="float" office:value="1130932984.5417438" table:style-name="ce21">
            <text:p>1.130.932.985<text:s/></text:p>
          </table:table-cell>
          <table:table-cell office:value-type="float" office:value="9171582405.4836655" table:style-name="ce21">
            <text:p>9.171.582.405<text:s/></text:p>
          </table:table-cell>
          <table:table-cell office:value-type="float" office:value="1212800656.5970197" table:style-name="ce21">
            <text:p>1.212.800.657<text:s/></text:p>
          </table:table-cell>
          <table:table-cell office:value-type="float" office:value="1762623446.3867292" table:style-name="ce21">
            <text:p>1.762.623.446<text:s/></text:p>
          </table:table-cell>
          <table:table-cell office:value-type="float" office:value="1980676633.8307676" table:style-name="ce21">
            <text:p>1.980.676.634<text:s/></text:p>
          </table:table-cell>
          <table:table-cell office:value-type="float" office:value="1036821111.1252834" table:style-name="ce21">
            <text:p>1.036.821.111<text:s/></text:p>
          </table:table-cell>
          <table:table-cell office:value-type="float" office:value="3206734752.8577623" table:style-name="ce21">
            <text:p>3.206.734.753<text:s/></text:p>
          </table:table-cell>
          <table:table-cell office:value-type="float" office:value="610674854.66319132" table:style-name="ce21">
            <text:p>610.674.855<text:s/></text:p>
          </table:table-cell>
          <table:table-cell office:value-type="float" office:value="7996768456.6585159" table:style-name="ce21">
            <text:p>7.996.768.457<text:s/></text:p>
          </table:table-cell>
          <table:table-cell office:value-type="float" office:value="21041665922.58823" table:style-name="ce21">
            <text:p>21.041.665.923<text:s/></text:p>
          </table:table-cell>
          <table:table-cell office:value-type="float" office:value="842236011.87260878" table:style-name="ce21">
            <text:p>842.236.012<text:s/></text:p>
          </table:table-cell>
          <table:table-cell office:value-type="float" office:value="485625169.37011182" table:style-name="ce21">
            <text:p>485.625.169<text:s/></text:p>
          </table:table-cell>
          <table:table-cell office:value-type="float" office:value="226423296.91388562" table:style-name="ce21">
            <text:p>226.423.297<text:s/></text:p>
          </table:table-cell>
          <table:table-cell office:value-type="float" office:value="7509903725.7966852" table:style-name="ce21">
            <text:p>7.509.903.726<text:s/></text:p>
          </table:table-cell>
          <table:table-cell office:value-type="float" office:value="6526541321.8962727" table:style-name="ce21">
            <text:p>6.526.541.322<text:s/></text:p>
          </table:table-cell>
          <table:table-cell office:value-type="float" office:value="714171705.34196937" table:style-name="ce21">
            <text:p>714.171.705<text:s/></text:p>
          </table:table-cell>
          <table:table-cell office:value-type="float" office:value="56950139810.801094" table:style-name="ce21">
            <text:p>56.950.139.811<text:s/></text:p>
          </table:table-cell>
          <table:table-cell office:value-type="float" office:value="349784534.39031368" table:style-name="ce21">
            <text:p>349.784.534<text:s/></text:p>
          </table:table-cell>
          <table:table-cell office:value-type="float" office:value="147500721418.77002" table:style-name="ce22">
            <text:p>147.500.721.419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20-01-10T19:05:54Z</dc:date>
    <meta:print-date>2011-05-12T16:46:54Z</meta:print-date>
    <meta:editing-cycles>42</meta:editing-cycles>
    <meta:editing-duration>PT4469S</meta:editing-duration>
  </office:meta>
</office:document-meta>
</file>